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imesNewRomanPSMT" svg:font-family="TimesNewRomanPSMT" style:font-family-generic="roman"/>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24pt" fo:font-style="normal" style:font-size-asian="24pt" style:font-style-asian="normal" style:font-size-complex="24pt" style:font-style-complex="normal"/>
    </style:style>
    <style:style style:name="P3" style:family="paragraph" style:parent-style-name="Text_20_body">
      <style:paragraph-properties fo:text-align="center" style:justify-single-word="false"/>
      <style:text-properties fo:font-size="24pt" style:font-size-asian="24pt" style:font-size-complex="24pt"/>
    </style:style>
    <style:style style:name="P4" style:family="paragraph" style:parent-style-name="Standard">
      <style:paragraph-properties fo:text-align="start" style:justify-single-word="false" style:text-autospace="none"/>
      <style:text-properties style:font-name="TimesNewRomanPSMT" fo:font-size="36pt" style:font-name-asian="TimesNewRomanPSMT" style:font-size-asian="36pt" style:font-name-complex="TimesNewRomanPSMT" style:font-size-complex="36pt"/>
    </style:style>
    <style:style style:name="P5" style:family="paragraph" style:parent-style-name="Standard">
      <style:paragraph-properties fo:text-align="center" style:justify-single-word="false" style:text-autospace="none"/>
      <style:text-properties style:font-name="TimesNewRomanPSMT" fo:font-size="36pt" style:font-name-asian="TimesNewRomanPSMT" style:font-size-asian="36pt" style:font-name-complex="TimesNewRomanPSMT" style:font-size-complex="36pt"/>
    </style:style>
    <style:style style:name="P6" style:family="paragraph" style:parent-style-name="Standard">
      <style:paragraph-properties fo:text-align="center" style:justify-single-word="false" style:text-autospace="none"/>
      <style:text-properties style:font-name="TimesNewRomanPSMT" fo:font-size="16pt" style:font-name-asian="TimesNewRomanPSMT" style:font-size-asian="16pt" style:font-name-complex="TimesNewRomanPSMT" style:font-size-complex="16pt"/>
    </style:style>
    <style:style style:name="P7" style:family="paragraph" style:parent-style-name="Standard">
      <style:paragraph-properties fo:text-align="center"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Standard">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0" style:family="paragraph" style:parent-style-name="Standard">
      <style:paragraph-properties fo:text-align="center" style:justify-single-word="false"/>
      <style:text-properties fo:font-size="24pt" fo:font-style="italic" style:font-size-asian="24pt" style:font-style-asian="italic" style:font-size-complex="24pt" style:font-style-complex="italic"/>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weight="bold" style:font-name-asian="Roboto1" style:font-size-asian="14pt" style:font-weight-asian="bold" style:font-name-complex="Roboto1" style:font-size-complex="14pt"/>
    </style:style>
    <style:style style:name="P13" style:family="paragraph" style:parent-style-name="Standard">
      <style:paragraph-properties fo:margin-left="0cm" fo:margin-right="0cm" fo:margin-top="0cm" fo:margin-bottom="0cm" fo:line-height="100%" fo:text-align="justify" style:justify-single-word="false" fo:text-indent="0cm" style:auto-text-indent="false" style:text-autospace="none"/>
      <style:text-properties fo:color="#000000" style:font-name="Liberation Serif"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text-autospace="none"/>
      <style:text-properties fo:color="#000000" style:font-name="Times New Roman" fo:font-size="14pt" fo:font-style="normal" fo:font-weight="normal" style:font-name-asian="Roboto1" style:font-size-asian="14pt" style:font-style-asian="normal" style:font-weight-asian="normal" style:font-name-complex="Roboto1" style:font-size-complex="14pt" style:font-style-complex="normal" style:font-weight-complex="normal"/>
    </style:style>
    <style:style style:name="P15" style:family="paragraph" style:parent-style-name="Standard">
      <style:paragraph-properties fo:margin-left="1.275cm" fo:margin-right="0cm" fo:text-align="justify" style:justify-single-word="false" fo:text-indent="0cm" style:auto-text-indent="false" style:text-autospace="none"/>
    </style:style>
    <style:style style:name="P16" style:family="paragraph" style:parent-style-name="Standard">
      <style:paragraph-properties fo:margin-left="1.251cm" fo:margin-right="0cm" fo:text-align="justify" style:justify-single-word="false" fo:text-indent="0cm" style:auto-text-indent="false" style:text-autospace="none">
        <style:tab-stops>
          <style:tab-stop style:position="1.275cm"/>
        </style:tab-stops>
      </style:paragraph-properties>
      <style:text-properties style:font-name="Times New Roman" fo:font-size="14pt" style:font-size-asian="14pt" style:font-size-complex="14pt"/>
    </style:style>
    <style:style style:name="P17" style:family="paragraph" style:parent-style-name="Standard">
      <style:paragraph-properties fo:margin-left="1.298cm" fo:margin-right="0cm" fo:text-align="justify" style:justify-single-word="false" fo:text-indent="0cm" style:auto-text-indent="false" style:text-autospace="none"/>
    </style:style>
    <style:style style:name="P18" style:family="paragraph" style:parent-style-name="List_20_Paragraph">
      <style:paragraph-properties fo:text-align="justify" style:justify-single-word="false"/>
    </style:style>
    <style:style style:name="P19" style:family="paragraph" style:parent-style-name="List_20_Paragraph">
      <style:text-properties fo:font-size="14pt" style:font-size-asian="14pt" style:font-size-complex="14pt"/>
    </style:style>
    <style:style style:name="P20" style:family="paragraph" style:parent-style-name="List_20_Paragraph">
      <style:paragraph-properties fo:text-align="justify" style:justify-single-word="false"/>
      <style:text-properties fo:font-size="14pt" style:font-size-asian="14pt" style:font-size-complex="14pt"/>
    </style:style>
    <style:style style:name="P21" style:family="paragraph" style:parent-style-name="List_20_Paragraph">
      <style:paragraph-properties fo:text-align="justify" style:justify-single-word="false"/>
      <style:text-properties fo:font-size="14pt" fo:font-weight="normal" style:font-size-asian="14pt" style:font-weight-asian="normal" style:font-size-complex="14pt" style:font-weight-complex="normal"/>
    </style:style>
    <style:style style:name="P22" style:family="paragraph" style:parent-style-name="List_20_Paragraph">
      <style:paragraph-properties fo:text-align="justify" style:justify-single-word="false"/>
      <style:text-properties style:font-name="Times New Roman" fo:font-size="14pt" style:font-size-asian="14pt" style:font-size-complex="14pt"/>
    </style:style>
    <style:style style:name="P23" style:family="paragraph" style:parent-style-name="List_20_Paragraph">
      <style:paragraph-properties fo:text-align="justify" style:justify-single-word="false" style:text-autospace="none"/>
      <style:text-properties style:font-name="TimesNewRomanPSMT" fo:font-size="14pt" style:font-name-asian="TimesNewRomanPSMT" style:font-size-asian="14pt" style:font-name-complex="TimesNewRomanPSMT" style:font-size-complex="14pt"/>
    </style:style>
    <style:style style:name="P24" style:family="paragraph" style:parent-style-name="List_20_Paragraph">
      <style:paragraph-properties fo:text-align="center" style:justify-single-word="false" style:text-autospace="none"/>
      <style:text-properties style:font-name="TimesNewRomanPSMT" fo:font-size="14pt" style:font-name-asian="TimesNewRomanPSMT" style:font-size-asian="14pt" style:font-name-complex="TimesNewRomanPSMT" style:font-size-complex="14pt"/>
    </style:style>
    <style:style style:name="P25" style:family="paragraph" style:parent-style-name="List_20_Paragraph">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26" style:family="paragraph" style:parent-style-name="List_20_Paragraph">
      <style:paragraph-properties fo:text-align="justify"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7" style:family="paragraph" style:parent-style-name="List_20_Paragraph">
      <style:text-properties fo:color="#000000" style:font-name="Times New Roman" fo:font-size="14pt" fo:language="pl" fo:country="P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List_20_Paragraph">
      <style:paragraph-properties fo:text-align="center" style:justify-single-word="false" style:text-autospace="none"/>
      <style:text-properties fo:color="#000000"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29" style:family="paragraph" style:parent-style-name="List_20_Paragraph">
      <style:paragraph-properties fo:text-align="justify" style:justify-single-word="false"/>
      <style:text-properties fo:font-size="24pt" style:font-size-asian="24pt" style:font-size-complex="24pt"/>
    </style:style>
    <style:style style:name="P30" style:family="paragraph" style:parent-style-name="List_20_Paragraph">
      <style:paragraph-properties fo:margin-left="0.635cm" fo:margin-right="0cm" fo:text-align="justify" style:justify-single-word="false" fo:text-indent="0cm" style:auto-text-indent="fals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31" style:family="paragraph" style:parent-style-name="List_20_Paragraph">
      <style:paragraph-properties fo:margin-left="0.635cm" fo:margin-right="0cm" fo:text-align="justify" style:justify-single-word="false" fo:text-indent="0cm" style:auto-text-indent="false"/>
      <style:text-properties style:font-name="TimesNewRomanPSMT" fo:font-size="24pt" fo:font-weight="normal" style:font-name-asian="TimesNewRomanPSMT" style:font-size-asian="24pt" style:font-weight-asian="normal" style:font-name-complex="TimesNewRomanPSMT" style:font-size-complex="24pt" style:font-weight-complex="normal"/>
    </style:style>
    <style:style style:name="P32" style:family="paragraph" style:parent-style-name="List_20_Paragraph">
      <style:paragraph-properties fo:margin-left="1.323cm" fo:margin-right="0cm" fo:margin-top="0cm" fo:margin-bottom="0cm" fo:line-height="100%" fo:text-align="justify" style:justify-single-word="false" fo:text-indent="0cm" style:auto-text-indent="false" style:text-autospace="none"/>
      <style:text-properties fo:color="#000000" style:font-name="Times New Roman" fo:font-size="14pt" fo:font-style="normal" fo:font-weight="normal" style:font-name-asian="Roboto1" style:font-size-asian="14pt" style:font-style-asian="normal" style:font-weight-asian="normal" style:font-name-complex="Roboto1" style:font-size-complex="14pt" style:font-style-complex="normal" style:font-weight-complex="normal"/>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Standard">
      <style:paragraph-properties fo:margin-left="1.258cm" fo:margin-right="0cm" fo:text-align="justify" style:justify-single-word="false" fo:text-indent="0cm" style:auto-text-indent="false"/>
      <style:text-properties fo:color="#000000" style:font-name="Times New Roman"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5" style:family="paragraph" style:parent-style-name="Standard">
      <style:paragraph-properties fo:margin-left="1.258cm" fo:margin-right="0cm" fo:text-align="justify" style:justify-single-word="false" fo:text-indent="0cm" style:auto-text-indent="false"/>
      <style:text-properties fo:color="#000000" style:font-name="TimesNewRomanPSMT" fo:font-size="24pt" fo:font-style="normal" fo:font-weight="normal" style:font-name-asian="TimesNewRomanPSMT" style:font-size-asian="24pt" style:font-style-asian="normal" style:font-weight-asian="normal" style:font-name-complex="TimesNewRomanPSMT" style:font-size-complex="24pt" style:font-style-complex="normal" style:font-weight-complex="normal"/>
    </style:style>
    <style:style style:name="P36" style:family="paragraph" style:parent-style-name="Standard" style:list-style-name="WWNum2">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cm" fo:margin-right="0cm" fo:margin-top="0cm" fo:margin-bottom="0cm" fo:line-height="100%" fo:text-align="justify" style:justify-single-word="false" fo:text-indent="0cm" style:auto-text-indent="false" style:text-autospace="none"/>
      <style:text-properties fo:color="#000000" style:font-name="Times New Roman" fo:font-size="14pt" fo:font-style="normal" fo:font-weight="normal" style:font-name-asian="Roboto1" style:font-size-asian="14pt" style:font-style-asian="normal" style:font-weight-asian="normal" style:font-name-complex="Roboto1" style:font-size-complex="14pt" style:font-style-complex="normal" style:font-weight-complex="normal"/>
    </style:style>
    <style:style style:name="P38" style:family="paragraph" style:parent-style-name="Preformatted_20_Text" style:list-style-name="WWNum2">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Preformatted_20_Text">
      <style:text-properties fo:color="#000000" style:font-name="Times New Roman" fo:font-size="14pt" fo:language="pl" fo:country="P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Preformatted_20_Text" style:list-style-name="WWNum2">
      <style:text-properties fo:color="#000000" style:font-name="Times New Roman" fo:font-size="14pt" fo:language="pl" fo:country="P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List_20_Paragraph" style:list-style-name="WWNum1"/>
    <style:style style:name="P42" style:family="paragraph" style:parent-style-name="List_20_Paragraph" style:list-style-name="WWNum1">
      <style:text-properties fo:font-size="14pt" fo:font-weight="bold" style:font-size-asian="14pt" style:font-weight-asian="bold" style:font-size-complex="14pt" style:font-weight-complex="bold"/>
    </style:style>
    <style:style style:name="P43" style:family="paragraph" style:parent-style-name="List_20_Paragraph" style:list-style-name="WWNum3">
      <style:text-properties fo:font-size="14pt" style:font-size-asian="14pt" style:font-size-complex="14pt"/>
    </style:style>
    <style:style style:name="P44" style:family="paragraph" style:parent-style-name="List_20_Paragraph" style:list-style-name="WWNum2">
      <style:text-properties fo:font-size="14pt" style:font-size-asian="14pt" style:font-size-complex="14pt"/>
    </style:style>
    <style:style style:name="P45" style:family="paragraph" style:parent-style-name="List_20_Paragraph" style:list-style-name="WWNum2">
      <style:text-properties fo:font-size="14pt" style:text-underline-style="none" style:font-size-asian="14pt" style:font-size-complex="14pt"/>
    </style:style>
    <style:style style:name="P46" style:family="paragraph" style:parent-style-name="List_20_Paragraph" style:list-style-name="WWNum3"/>
    <style:style style:name="P47" style:family="paragraph" style:parent-style-name="List_20_Paragraph" style:list-style-name="WWNum2"/>
    <style:style style:name="P48" style:family="paragraph" style:parent-style-name="List_20_Paragraph" style:list-style-name="WWNum2">
      <style:text-properties style:text-underline-style="none"/>
    </style:style>
    <style:style style:name="P49" style:family="paragraph" style:parent-style-name="List_20_Paragraph" style:list-style-name="WWNum2">
      <style:text-properties style:font-name="Times New Roman" fo:font-size="14pt" style:text-underline-style="none" style:font-size-asian="14pt" style:font-size-complex="14pt"/>
    </style:style>
    <style:style style:name="P50" style:family="paragraph" style:parent-style-name="List_20_Paragraph" style:list-style-name="WWNum2">
      <style:text-properties fo:color="#000000" style:font-name="Times New Roman" fo:font-size="14pt" fo:language="pl" fo:country="PL" fo:font-style="normal" style:text-underline-style="none" fo:font-weight="normal" style:font-size-asian="14pt" style:font-style-asian="normal" style:font-weight-asian="normal" style:font-size-complex="14pt" style:font-style-complex="normal" style:font-weight-complex="normal"/>
    </style:style>
    <style:style style:name="P51" style:family="paragraph" style:parent-style-name="List_20_Paragraph">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52" style:family="paragraph" style:parent-style-name="List_20_Paragraph">
      <style:paragraph-properties fo:margin-left="0cm" fo:margin-right="0cm" fo:margin-top="0cm" fo:margin-bottom="0cm" fo:line-height="100%" fo:text-align="justify" style:justify-single-word="false" fo:text-indent="0cm" style:auto-text-indent="false" style:text-autospace="none"/>
      <style:text-properties fo:color="#000000"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53" style:family="paragraph" style:parent-style-name="List_20_Paragraph" style:list-style-name="WWNum2">
      <style:paragraph-properties fo:margin-left="0cm" fo:margin-right="0cm" fo:text-indent="0cm" style:auto-text-indent="false"/>
    </style:style>
    <style:style style:name="P54" style:family="paragraph" style:parent-style-name="List_20_Paragraph" style:list-style-name="WWNum2">
      <style:paragraph-properties fo:margin-left="0cm" fo:margin-right="0cm" fo:text-indent="0cm" style:auto-text-indent="false"/>
      <style:text-properties fo:font-size="14pt" style:font-size-asian="14pt" style:font-size-complex="14pt"/>
    </style:style>
    <style:style style:name="P55" style:family="paragraph" style:parent-style-name="List_20_Paragraph" style:list-style-name="WWNum2">
      <style:paragraph-properties fo:margin-left="0cm" fo:margin-right="0cm" fo:text-indent="0cm" style:auto-text-indent="false"/>
      <style:text-properties fo:font-size="14pt" style:text-underline-style="none" style:font-size-asian="14pt" style:font-size-complex="14pt"/>
    </style:style>
    <style:style style:name="P56" style:family="paragraph" style:parent-style-name="Heading_20_1">
      <style:paragraph-properties fo:text-align="center" style:justify-single-word="false"/>
      <style:text-properties fo:font-size="24pt" fo:font-weight="bold" style:font-size-asian="24pt" style:font-weight-asian="bold" style:font-size-complex="24pt" style:font-weight-complex="bold"/>
    </style:style>
    <style:style style:name="P57" style:family="paragraph" style:parent-style-name="Heading_20_1">
      <style:paragraph-properties fo:text-align="center" style:justify-single-word="false"/>
      <style:text-properties fo:font-size="24pt" style:font-size-asian="24pt" style:font-size-complex="24pt"/>
    </style:style>
    <style:style style:name="P58" style:family="paragraph" style:parent-style-name="Heading_20_1" style:master-page-name="Standard">
      <style:paragraph-properties fo:text-align="center" style:justify-single-word="false" style:page-number="auto" fo:break-before="page"/>
      <style:text-properties fo:font-size="24pt" fo:font-style="normal" style:font-size-asian="24pt" style:font-style-asian="normal" style:font-size-complex="24pt" style:font-style-complex="normal"/>
    </style:style>
    <style:style style:name="P59" style:family="paragraph" style:parent-style-name="Heading_20_1">
      <style:paragraph-properties fo:text-align="center" style:justify-single-word="false" fo:break-before="page"/>
      <style:text-properties fo:font-size="24pt" fo:font-style="normal" style:font-size-asian="24pt" style:font-style-asian="normal" style:font-size-complex="24pt" style:font-style-complex="normal"/>
    </style:style>
    <style:style style:name="P60" style:family="paragraph" style:parent-style-name="Heading_20_1">
      <style:paragraph-properties fo:text-align="center" style:justify-single-word="false" fo:break-before="page"/>
      <style:text-properties fo:font-size="24pt" style:font-size-asian="24pt" style:font-size-complex="2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style:text-underline-style="none" style:font-size-asian="14pt" style:font-style-asian="italic" style:font-size-complex="14pt" style:font-style-complex="italic"/>
    </style:style>
    <style:style style:name="T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 style:family="text">
      <style:text-properties fo:font-size="14pt" style:text-underline-style="none" style:font-size-asian="14pt" style:font-size-complex="14pt"/>
    </style:style>
    <style:style style:name="T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8" style:family="text">
      <style:text-properties fo:font-size="14pt" fo:font-style="normal" style:font-size-asian="14pt" style:font-style-asian="normal" style:font-size-complex="14pt" style:font-style-complex="normal"/>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style:font-name="TimesNewRomanPSMT"/>
    </style:style>
    <style:style style:name="T11" style:family="text">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T12" style:family="text">
      <style:text-properties style:font-name="TimesNewRomanPSMT" fo:font-weight="normal" style:font-name-asian="TimesNewRomanPSMT" style:font-weight-asian="normal" style:font-name-complex="TimesNewRomanPSMT" style:font-weight-complex="normal"/>
    </style:style>
    <style:style style:name="T13" style:family="text">
      <style:text-properties fo:font-style="italic" style:font-style-asian="italic" style:font-style-complex="italic"/>
    </style:style>
    <style:style style:name="T14" style:family="text">
      <style:text-properties fo:language="pl" fo:country="PL"/>
    </style:style>
    <style:style style:name="T15" style:family="text">
      <style:text-properties fo:language="pl" fo:country="PL" fo:font-style="italic" style:font-style-asian="italic" style:font-style-complex="italic"/>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color="#000000" style:font-name="Times New Roman" fo:font-style="normal" fo:font-weight="normal" style:font-style-asian="normal" style:font-weight-asian="normal" style:font-style-complex="normal" style:font-weight-complex="normal"/>
    </style:style>
    <style:style style:name="T18" style:family="text">
      <style:text-properties fo:color="#000000" style:font-name="Times New Roman" fo:font-size="14pt" style:font-name-asian="Roboto1" style:font-size-asian="14pt" style:font-name-complex="Roboto1" style:font-size-complex="14pt"/>
    </style:style>
    <style:style style:name="T19" style:family="text">
      <style:text-properties fo:color="#000000" style:font-name="Times New Roman" fo:font-size="14pt" fo:font-weight="bold" style:font-name-asian="Roboto1" style:font-size-asian="14pt" style:font-weight-asian="bold" style:font-name-complex="Roboto1" style:font-size-complex="14pt"/>
    </style:style>
    <style:style style:name="T20" style:family="text">
      <style:text-properties fo:color="#000000" style:font-name="Times New Roman" fo:font-size="14pt" fo:font-weight="bold" style:font-name-asian="Roboto1" style:font-size-asian="14pt" style:font-weight-asian="bold" style:font-name-complex="Roboto1" style:font-size-complex="14pt" style:font-weight-complex="bold"/>
    </style:style>
    <style:style style:name="T21" style:family="text">
      <style:text-properties fo:color="#000000" fo:font-weight="normal" style:font-name-asian="Roboto1" style:font-weight-asian="normal" style:font-name-complex="Roboto1" style:font-weight-complex="normal"/>
    </style:style>
    <style:style style:name="T22" style:family="text">
      <style:text-properties fo:color="#000000" fo:font-weight="bold" style:font-name-asian="Roboto1" style:font-weight-asian="bold" style:font-name-complex="Roboto1" style:font-weight-complex="bold"/>
    </style:style>
    <style:style style:name="T23" style:family="text">
      <style:text-properties fo:color="#000000" fo:language="pl" fo:country="PL" fo:font-style="normal" fo:font-weight="normal" style:font-style-asian="normal" style:font-weight-asian="normal" style:font-style-complex="normal" style:font-weight-complex="normal"/>
    </style:style>
    <style:style style:name="T24" style:family="text">
      <style:text-properties style:font-name="Times New Roman" fo:font-size="14pt" style:font-name-asian="Roboto1" style:font-size-asian="14pt" style:font-name-complex="Roboto1" style:font-size-complex="14pt"/>
    </style:style>
    <style:style style:name="T25" style:family="text">
      <style:text-properties style:font-name="Times New Roman" fo:font-size="14pt" fo:font-weight="normal" style:font-name-asian="Roboto1" style:font-size-asian="14pt" style:font-weight-asian="normal" style:font-name-complex="Roboto1" style:font-size-complex="14pt" style:font-weight-complex="normal"/>
    </style:style>
    <style:style style:name="T26" style:family="text">
      <style:text-properties style:font-name="Times New Roman" style:font-name-asian="Roboto1" style:font-name-complex="Roboto1"/>
    </style:style>
    <style:style style:name="T27" style:family="text">
      <style:text-properties style:font-name="Roboto" style:font-name-asian="Roboto1" style:font-name-complex="Roboto1"/>
    </style:style>
    <style:style style:name="T28" style:family="text">
      <style:text-properties style:font-name="Roboto" fo:font-size="14pt" style:font-name-asian="Roboto1" style:font-size-asian="14pt" style:font-name-complex="Roboto1" style:font-size-complex="14pt"/>
    </style:style>
    <style:style style:name="T29"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5">Testy dokumentacji</text:p>
      <text:p text:style-name="P6">Stan na dzień:21.06.2020r</text:p>
      <text:p text:style-name="P6"/>
      <text:p text:style-name="P6">Kierownik grupy testowej: Mateusz Kacprzyk</text:p>
      <text:p text:style-name="P7">Testerzy: Mateusz Gajewski, Paulina Gnas, Adam Kowalczuk, Dawid Skolimowski,</text:p>
      <text:p text:style-name="P7">Karolina Sobolewska, Zhenya Suharevich, Daniel Szot, Mateusz Żelaszczyk</text:p>
      <text:p text:style-name="P7"/>
      <text:p text:style-name="P7"/>
      <text:p text:style-name="P7"/>
      <text:table-of-content text:style-name="Sect1" text:protected="true" text:name="Spis treści2">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2_Head">
            <text:p text:style-name="Contents_20_Heading">Spis treści</text:p>
          </text:index-title>
          <text:p text:style-name="P33">Baza_danych<text:tab/>3</text:p>
          <text:p text:style-name="P33">BazaDanychPanel<text:tab/>4</text:p>
          <text:p text:style-name="P33">Complex<text:tab/>5</text:p>
          <text:p text:style-name="P33">DTFT<text:tab/>6</text:p>
          <text:p text:style-name="P33">F0Panel<text:tab/>7</text:p>
          <text:p text:style-name="P33">FFT<text:tab/>8</text:p>
          <text:p text:style-name="P33">funkcje<text:tab/>9</text:p>
          <text:p text:style-name="P33">LittleBigEndian<text:tab/>10</text:p>
          <text:p text:style-name="P33">MainWindow<text:tab/>11</text:p>
          <text:p text:style-name="P33">NagłówekPlikuWave<text:tab/>12</text:p>
          <text:p text:style-name="P33">Nagranie<text:tab/>13</text:p>
          <text:p text:style-name="P33">Nagrywarka<text:tab/>14</text:p>
          <text:p text:style-name="P33">PlikWave<text:tab/>15</text:p>
          <text:p text:style-name="P33">Rysowanie.java – PanelOkna<text:tab/>16</text:p>
          <text:p text:style-name="P33">Rysowanie.java – Ramka<text:tab/>17</text:p>
          <text:p text:style-name="P33">Rysowanie.java – Rysowanie<text:tab/>18</text:p>
          <text:p text:style-name="P33">widmo<text:tab/>19</text:p>
          <text:p text:style-name="P33">WidmoPanel<text:tab/>20</text:p>
          <text:p text:style-name="P33">Wykres<text:tab/>21</text:p>
          <text:p text:style-name="P33">WykresWidma<text:tab/>22</text:p>
          <text:p text:style-name="P33">GłośnośćWykres<text:tab/>23</text:p>
          <text:p text:style-name="P33">Kalibracja<text:tab/>24</text:p>
          <text:p text:style-name="P33">KrzyweKorekcyjne<text:tab/>25</text:p>
          <text:p text:style-name="P33">Spektogram<text:tab/>26</text:p>
          <text:p text:style-name="P33">SpektogramPanel.Java<text:tab/>27</text:p>
          <text:p text:style-name="P33">ŚredniaGłośność<text:tab/>28</text:p>
        </text:index-body>
      </text:table-of-content>
      <text:p text:style-name="P7"/>
      <text:p text:style-name="P7"/>
      <text:h text:style-name="P58" text:outline-level="1">Baza_danych</text:h>
      <text:p text:style-name="P10"/>
      <text:list xml:id="list5303526138159077084" text:style-name="WWNum1">
        <text:list-item>
          <text:p text:style-name="P42">Czy klasa jest opisana w kodzie?</text:p>
        </text:list-item>
      </text:list>
      <text:p text:style-name="P19">Klasa jest opisana w kodzie.<text:line-break/></text:p>
      <text:list xml:id="list43741332" text:continue-numbering="true" text:style-name="WWNum1">
        <text:list-item>
          <text:p text:style-name="P42">Zasada działania</text:p>
        </text:list-item>
      </text:list>
      <text:p text:style-name="P19">Klasa zapisuje listę nagrań do pliku nagraniaData.dat<text:line-break/></text:p>
      <text:list xml:id="list43743041" text:continue-numbering="true" text:style-name="WWNum1">
        <text:list-item>
          <text:p text:style-name="P42">Opis metod</text:p>
        </text:list-item>
      </text:list>
      <text:list xml:id="list4955556213336074656" text:style-name="WWNum3">
        <text:list-item>
          <text:p text:style-name="P46"><text:span text:style-name="T5">Baza_danych() - </text:span><text:span text:style-name="T1">Konstruktor bazy danych jest poprawnie opisany.</text:span></text:p>
        </text:list-item>
        <text:list-item>
          <text:p text:style-name="P46"><text:span text:style-name="T5">PobierzListe() - </text:span><text:span text:style-name="T1">Metoda jest poprawnie opisana.</text:span></text:p>
        </text:list-item>
        <text:list-item>
          <text:p text:style-name="P46"><text:span text:style-name="T5">SetNagrania() - </text:span><text:span text:style-name="T1">Metoda jest poprawnie opisana. Dzięki komentarzom wiemy co metoda pobiera oraz co zwraca.</text:span></text:p>
        </text:list-item>
        <text:list-item>
          <text:p text:style-name="P46"><text:span text:style-name="T5">DodajNagranie() - </text:span><text:span text:style-name="T1">Metoda jest poprawnie opisana.</text:span></text:p>
        </text:list-item>
        <text:list-item>
          <text:p text:style-name="P46"><text:span text:style-name="T3">Nagrania() - </text:span><text:span text:style-name="T1">Metoda jest poprawnie opisana.<text:line-break/></text:span></text:p>
        </text:list-item>
      </text:list>
      <text:list xml:id="list43722942" text:continue-list="list43743041" text:style-name="WWNum1">
        <text:list-item>
          <text:p text:style-name="P42">Uwagi</text:p>
        </text:list-item>
      </text:list>
      <text:p text:style-name="P23">„Część komentarzy jest w języku polskim, a część w języku angielskim, co nie wygląda estetycznie. Przed klasą powinien być także krótki opis do czego ona służy” - Wymienione uwagi zostały poprawione.</text:p>
      <text:p text:style-name="P24"/>
      <text:h text:style-name="P59" text:outline-level="1">BazaDanychPanel</text:h>
      <text:p text:style-name="P2"/>
      <text:list xml:id="list43716530" text:continue-numbering="true" text:style-name="WWNum1">
        <text:list-item>
          <text:p text:style-name="P42">Czy klasa jest opisana w kodzie?</text:p>
        </text:list-item>
      </text:list>
      <text:p text:style-name="P19">Klasa jest opisana w kodzie.<text:line-break/></text:p>
      <text:list xml:id="list43730122" text:continue-numbering="true" text:style-name="WWNum1">
        <text:list-item>
          <text:p text:style-name="P42">Zasada działania</text:p>
        </text:list-item>
      </text:list>
      <text:p text:style-name="P19">Klasa tworzy tabelę z historią wszystkich nagrań. <text:s/>Tabela zawiera takie informacjami jak: nazwa, imię, nazwisko, wiek, płeć osoby poddanej analizie.<text:line-break/></text:p>
      <text:list xml:id="list43717400" text:continue-numbering="true" text:style-name="WWNum1">
        <text:list-item>
          <text:p text:style-name="P42">Opis metod</text:p>
        </text:list-item>
      </text:list>
      <text:list xml:id="list8613547469079005512" text:style-name="WWNum2">
        <text:list-item>
          <text:p text:style-name="P47"><text:span text:style-name="T3">BazaDanychPanel()- </text:span><text:span text:style-name="T1">Metoda jest poprawnie opisana. Nie wiemy do czego służą kolejne podawane argumenty oraz co ma zwracać metoda.</text:span></text:p>
        </text:list-item>
        <text:list-item>
          <text:p text:style-name="P47"><text:span text:style-name="T3">Szyfrowanie()- </text:span><text:span text:style-name="T1">Metoda jest poprawnie opisana. <text:line-break/></text:span></text:p>
        </text:list-item>
      </text:list>
      <text:list xml:id="list43719970" text:continue-list="list43717400" text:style-name="WWNum1">
        <text:list-item>
          <text:p text:style-name="P41"><text:span text:style-name="T2">Uwagi<text:line-break/>„</text:span><text:span text:style-name="T11">Brak komentarzy.”-wymienione uwagi zostały poprawione</text:span></text:p>
        </text:list-item>
      </text:list>
      <text:p text:style-name="P25"/>
      <text:p text:style-name="P25"/>
      <text:h text:style-name="P59" text:outline-level="1">Complex</text:h>
      <text:p text:style-name="P2"/>
      <text:list xml:id="list43722517" text:continue-numbering="true" text:style-name="WWNum1">
        <text:list-item>
          <text:p text:style-name="P42">Czy klasa jest opisana w kodzie?</text:p>
        </text:list-item>
      </text:list>
      <text:p text:style-name="P19">Klasa jest opisana w kodzie.<text:line-break/></text:p>
      <text:list xml:id="list43727928" text:continue-numbering="true" text:style-name="WWNum1">
        <text:list-item>
          <text:p text:style-name="P42">Zasada działania</text:p>
        </text:list-item>
      </text:list>
      <text:p text:style-name="P19">Klasa służy do obsługi liczb zespolonych. Została udostępniona do użytku przez dr Piotra Wrzeciono<text:line-break/></text:p>
      <text:list xml:id="list43721290" text:continue-numbering="true" text:style-name="WWNum1">
        <text:list-item>
          <text:p text:style-name="P42">Opis metod</text:p>
        </text:list-item>
      </text:list>
      <text:list xml:id="list43713623" text:continue-list="list8613547469079005512" text:style-name="WWNum2">
        <text:list-item>
          <text:p text:style-name="P48"><text:span text:style-name="T3">Complex()</text:span><text:span text:style-name="T1"> - Brak komentarza do konstruktora klasy.</text:span></text:p>
        </text:list-item>
        <text:list-item>
          <text:p text:style-name="P48"><text:span text:style-name="T3">setReal()</text:span><text:span text:style-name="T1"> - Metoda jest poprawnie opisana.</text:span></text:p>
        </text:list-item>
        <text:list-item>
          <text:p text:style-name="P48"><text:span text:style-name="T3">getReal()</text:span><text:span text:style-name="T1"> - Metoda jest poprawnie opisana.</text:span></text:p>
        </text:list-item>
        <text:list-item>
          <text:p text:style-name="P48"><text:span text:style-name="T3">setImaginary()</text:span><text:span text:style-name="T1"> - Metoda jest poprawnie opisana.</text:span></text:p>
        </text:list-item>
        <text:list-item>
          <text:p text:style-name="P48"><text:span text:style-name="T3">getImaginary()</text:span><text:span text:style-name="T1"> - Metoda jest poprawnie opisana.</text:span></text:p>
        </text:list-item>
        <text:list-item>
          <text:p text:style-name="P48"><text:span text:style-name="T3">Complex plus()</text:span><text:span text:style-name="T1"> - Metoda jest poprawnie opisana.</text:span></text:p>
        </text:list-item>
        <text:list-item>
          <text:p text:style-name="P48"><text:span text:style-name="T3">Complex minus()</text:span><text:span text:style-name="T1"> - Metoda jest poprawnie opisana.</text:span></text:p>
        </text:list-item>
        <text:list-item>
          <text:p text:style-name="P48"><text:span text:style-name="T3">Complex times()</text:span><text:span text:style-name="T1"> - Metoda jest poprawnie opisana.</text:span></text:p>
        </text:list-item>
        <text:list-item>
          <text:p text:style-name="P48"><text:span text:style-name="T3">Complex scale()</text:span><text:span text:style-name="T1"> - Metoda jest poprawnie opisana.</text:span></text:p>
        </text:list-item>
        <text:list-item>
          <text:p text:style-name="P48"><text:span text:style-name="T3">Complex conjugate() </text:span><text:span text:style-name="T1">- Metoda jest poprawnie opisana.</text:span></text:p>
        </text:list-item>
        <text:list-item>
          <text:p text:style-name="P48"><text:span text:style-name="T3">absolute() </text:span><text:span text:style-name="T1">- Metoda jest poprawnie opisana.</text:span></text:p>
        </text:list-item>
        <text:list-item>
          <text:p text:style-name="P48"><text:span text:style-name="T3">ObliczFazę() </text:span><text:span text:style-name="T1">- Nie ma komentarzy do metody. Na samym końcu dowiadujemy się tylko o zakończeniu warunku if, co jest zbędne.</text:span></text:p>
        </text:list-item>
        <text:list-item>
          <text:p text:style-name="P48"><text:span text:style-name="T3">getModuł()</text:span><text:span text:style-name="T1"> - Brak opisu działania metody.</text:span></text:p>
        </text:list-item>
        <text:list-item>
          <text:p text:style-name="P48"><text:span text:style-name="T3">getFazę()</text:span><text:span text:style-name="T1"> - Brak opisu działania metody.</text:span></text:p>
        </text:list-item>
        <text:list-item>
          <text:p text:style-name="P47"><text:span text:style-name="T4">toString()</text:span><text:span text:style-name="T6"> - Brak opisu działania metody.</text:span><text:span text:style-name="T1"><text:line-break/></text:span></text:p>
        </text:list-item>
      </text:list>
      <text:list xml:id="list43733846" text:continue-list="list43721290" text:style-name="WWNum1">
        <text:list-item>
          <text:p text:style-name="P42">Uwagi:</text:p>
        </text:list-item>
      </text:list>
      <text:p text:style-name="P20">„Bez analizy poszczególnych metod nie wiemy do czego służy klasa. Przed klasą powinien być krótki opis wyjaśniający do czego została stworzona.”-<text:span text:style-name="T12">wymienione uwagi zostały poprawione</text:span></text:p>
      <text:p text:style-name="P29"/>
      <text:p text:style-name="P29"/>
      <text:p text:style-name="P29"/>
      <text:p text:style-name="P29"/>
      <text:p text:style-name="P29"/>
      <text:h text:style-name="P56" text:outline-level="1"><text:soft-page-break/>DTFT</text:h>
      <text:p text:style-name="P1"/>
      <text:list xml:id="list43725082" text:continue-numbering="true" text:style-name="WWNum1">
        <text:list-item>
          <text:p text:style-name="P42">Czy klasa jest opisana w kodzie?</text:p>
        </text:list-item>
      </text:list>
      <text:p text:style-name="P19">Klasa jest opisana w kodzie.<text:line-break/></text:p>
      <text:list xml:id="list43743481" text:continue-numbering="true" text:style-name="WWNum1">
        <text:list-item>
          <text:p text:style-name="P42">Zasada działania</text:p>
        </text:list-item>
      </text:list>
      <text:p text:style-name="P19">Klasa oblicza pulsację, próbkę widma oraz widmo. Odpowiedzialna za obsługę dyskretnej transformanty Fouriera. Została udostępniona przez dr Piotra Wrzeciono<text:line-break/></text:p>
      <text:list xml:id="list43743627" text:continue-numbering="true" text:style-name="WWNum1">
        <text:list-item>
          <text:p text:style-name="P42">Opis metod</text:p>
        </text:list-item>
      </text:list>
      <text:list xml:id="list43727930" text:continue-list="list4955556213336074656" text:style-name="WWNum3">
        <text:list-item>
          <text:p text:style-name="P43"><text:span text:style-name="T13">DTFT()</text:span> - Konstruktor bazy danych jest poprawnie opisany.</text:p>
        </text:list-item>
        <text:list-item>
          <text:p text:style-name="P43"><text:span text:style-name="T13">Pulsacja()</text:span> - Metoda jest poprawnie opisana.</text:p>
        </text:list-item>
        <text:list-item>
          <text:p text:style-name="P43"><text:span text:style-name="T13">ObliczPróbkeWidma()</text:span> - Metoda jest poprawnie opisana.</text:p>
        </text:list-item>
        <text:list-item>
          <text:p text:style-name="P43"><text:span text:style-name="T13">Oblicz DTFT()</text:span> - Metoda jest poprawnie opisana.</text:p>
          <text:p text:style-name="P43"/>
        </text:list-item>
      </text:list>
      <text:list xml:id="list43745328" text:continue-list="list43743627" text:style-name="WWNum1">
        <text:list-item>
          <text:p text:style-name="P42">Uwagi:</text:p>
        </text:list-item>
      </text:list>
      <text:p text:style-name="P30">„Część komentarzy jest w języku polskim, a część w języku angielskim. Nazwy zmiennych zawierają polskie znaki co nie jest dobrą praktyką.”-wymienione uwagi zostały poprawione</text:p>
      <text:p text:style-name="P30"><text:line-break/><text:line-break/></text:p>
      <text:h text:style-name="P60" text:outline-level="1">F0Panel</text:h>
      <text:p text:style-name="P3"/>
      <text:list xml:id="list43730105" text:continue-numbering="true" text:style-name="WWNum1">
        <text:list-item>
          <text:p text:style-name="P42">Czy klasa jest opisana w kodzie?</text:p>
        </text:list-item>
      </text:list>
      <text:p text:style-name="P19">Klasa jest opisana w kodzie.<text:line-break/></text:p>
      <text:list xml:id="list43739283" text:continue-numbering="true" text:style-name="WWNum1">
        <text:list-item>
          <text:p text:style-name="P42">Zasada działania</text:p>
        </text:list-item>
      </text:list>
      <text:p text:style-name="P19">Klasa służy do zaprogramowania panelu/okna w którym uruchamiane są funkcje obliczające F0.<text:line-break/></text:p>
      <text:list xml:id="list43745429" text:continue-numbering="true" text:style-name="WWNum1">
        <text:list-item>
          <text:p text:style-name="P42">Opis metod</text:p>
        </text:list-item>
      </text:list>
      <text:list xml:id="list43738639" text:continue-list="list43713623" text:style-name="WWNum2">
        <text:list-item>
          <text:p text:style-name="P45"><text:span text:style-name="T13">F0Panel()</text:span> - Brak komentarzy do konstruktora klasy.</text:p>
          <text:p text:style-name="P44"/>
        </text:list-item>
      </text:list>
      <text:list xml:id="list43730068" text:continue-list="list43745429" text:style-name="WWNum1">
        <text:list-item>
          <text:p text:style-name="P42">Uwagi:</text:p>
        </text:list-item>
      </text:list>
      <text:p text:style-name="P30">„Do czego służy klasa można domyśleć się tylko po nazwach zmiennych. Przed klasą powinien być krótki opis wyjaśniający do czego została stworzona.” - wymienione uwagi zostały poprawione</text:p>
      <text:p text:style-name="P30"/>
      <text:h text:style-name="P60" text:outline-level="1">FFT</text:h>
      <text:p text:style-name="P3"/>
      <text:list xml:id="list43742685" text:continue-numbering="true" text:style-name="WWNum1">
        <text:list-item>
          <text:p text:style-name="P42">Czy klasa jest opisana w kodzie?</text:p>
        </text:list-item>
      </text:list>
      <text:p text:style-name="P19">Klasa jest opisana w kodzie.<text:line-break/></text:p>
      <text:list xml:id="list43732586" text:continue-numbering="true" text:style-name="WWNum1">
        <text:list-item>
          <text:p text:style-name="P42">Zasada działania</text:p>
        </text:list-item>
      </text:list>
      <text:p text:style-name="P19">Klasa odpowiedzialna za obsługę szybkiej transformaty Fouriera<text:line-break/></text:p>
      <text:list xml:id="list43730619" text:continue-numbering="true" text:style-name="WWNum1">
        <text:list-item>
          <text:p text:style-name="P42">Opis metod</text:p>
        </text:list-item>
      </text:list>
      <text:list xml:id="list43729489" text:continue-list="list43738639" text:style-name="WWNum2">
        <text:list-item>
          <text:p text:style-name="P49"><text:span text:style-name="T16">fft(Complex[] x)</text:span> – Metoda jest poprawnie opisana</text:p>
        </text:list-item>
        <text:list-item>
          <text:p text:style-name="P38"><text:span text:style-name="T13">ifft(Complex[] x)</text:span> – Metoda jest poprawnie opisana</text:p>
          <text:p text:style-name="P44"/>
        </text:list-item>
      </text:list>
      <text:list xml:id="list43721381" text:continue-list="list43730619" text:style-name="WWNum1">
        <text:list-item>
          <text:p text:style-name="P42">Uwagi:</text:p>
        </text:list-item>
      </text:list>
      <text:p text:style-name="P34">„Brak konsekwencji biorąc pod uwagę cały projekt, część komentarzy po ang część po polsku. Szczątkowe opisy, brak opisów co jest zwracane, czym są przesyłane argumenty itp.” - <text:span text:style-name="T10">wymienione uwagi zostały poprawione.</text:span></text:p>
      <text:p text:style-name="P34"/>
      <text:p text:style-name="P34"/>
      <text:h text:style-name="P60" text:outline-level="1">funkcje</text:h>
      <text:p text:style-name="P3"/>
      <text:list xml:id="list43730515" text:continue-numbering="true" text:style-name="WWNum1">
        <text:list-item>
          <text:p text:style-name="P42">Czy klasa jest opisana w kodzie?</text:p>
        </text:list-item>
      </text:list>
      <text:p text:style-name="P19">Klasa jest opisana w kodzie.<text:line-break/></text:p>
      <text:list xml:id="list43717495" text:continue-numbering="true" text:style-name="WWNum1">
        <text:list-item>
          <text:p text:style-name="P42">Zasada działania</text:p>
        </text:list-item>
      </text:list>
      <text:p text:style-name="P26">Klasa służąca do generowania spróbkowanych typowych funkcji. Dzięki klasie mamy możliwość zwrócenia spróbkowanych typowych funkcji takich jak: sinus, prostokąt, spadek wykładniczy, okres prostokąt. Każda z funkcji zwraca tablice typu double z danymi wyjściowymi funkcji.</text:p>
      <text:p text:style-name="P20"/>
      <text:list xml:id="list43725045" text:continue-numbering="true" text:style-name="WWNum1">
        <text:list-item>
          <text:p text:style-name="P42">Opis metod</text:p>
        </text:list-item>
      </text:list>
      <text:list xml:id="list43745644" text:continue-list="list43729489" text:style-name="WWNum2">
        <text:list-item>
          <text:p text:style-name="P38"><text:span text:style-name="T13">funkcje()</text:span> – Konstruktor jest poprawnie opisany</text:p>
        </text:list-item>
        <text:list-item>
          <text:p text:style-name="P50">sinus() - Metoda jest poprawnie opisana</text:p>
        </text:list-item>
        <text:list-item>
          <text:p text:style-name="P50">prostokąt() - Metoda jest poprawnie opisana</text:p>
        </text:list-item>
        <text:list-item>
          <text:p text:style-name="P50">SpadekWykładniczy() - Metoda jest poprawnie opisana</text:p>
        </text:list-item>
        <text:list-item>
          <text:p text:style-name="P50">OkresowyProstokąt() - Metoda jest poprawnie opisana</text:p>
          <text:p text:style-name="P44"/>
        </text:list-item>
      </text:list>
      <text:list xml:id="list43724323" text:continue-list="list43725045" text:style-name="WWNum1">
        <text:list-item>
          <text:p text:style-name="P42">Uwagi:</text:p>
        </text:list-item>
      </text:list>
      <text:p text:style-name="P34">„Brak komentarza do funkcji wewnętrznych klasy funkcje: public double[] sinus, public double[] prostokat, public double[] SpadekWykladniczy, public double[] OkresowyProstokąt.” - wymienione uwagi zostały poprawione</text:p>
      <text:p text:style-name="P34"/>
      <text:p text:style-name="P31"/>
      <text:h text:style-name="P60" text:outline-level="1">LittleBigEndian</text:h>
      <text:p text:style-name="P3"/>
      <text:list xml:id="list43729627" text:continue-numbering="true" text:style-name="WWNum1">
        <text:list-item>
          <text:p text:style-name="P42">Czy klasa jest opisana w kodzie?</text:p>
        </text:list-item>
      </text:list>
      <text:p text:style-name="P19">Klasa jest opisana w kodzie.<text:line-break/></text:p>
      <text:list xml:id="list43717770" text:continue-numbering="true" text:style-name="WWNum1">
        <text:list-item>
          <text:p text:style-name="P42">Zasada działania</text:p>
        </text:list-item>
      </text:list>
      <text:p text:style-name="P19"><text:span text:style-name="T17">Klasa służąca do zamiany Small Endian na BigEndian i odwrotnie. Została udostępniona przez dr Piotra Wrzeciono</text:span><text:line-break/></text:p>
      <text:list xml:id="list43716262" text:continue-numbering="true" text:style-name="WWNum1">
        <text:list-item>
          <text:p text:style-name="P42">Opis metod</text:p>
        </text:list-item>
      </text:list>
      <text:list xml:id="list43726539" text:continue-list="list43745644" text:style-name="WWNum2">
        <text:list-item>
          <text:p text:style-name="P49"><text:span text:style-name="T16">ZamieńSignedIntNaTablicęLittleEndian(int x)</text:span> - <text:span text:style-name="T23">Metoda jest poprawnie opisana</text:span></text:p>
        </text:list-item>
        <text:list-item>
          <text:p text:style-name="P38"><text:span text:style-name="T13">ZamieńUnsignedIntNaTablicęLittleEndian(long x)</text:span> - <text:span text:style-name="T14">Metoda jest poprawnie opisana</text:span></text:p>
        </text:list-item>
        <text:list-item>
          <text:p text:style-name="P38"><text:span text:style-name="T15">ZamieńShortNaTablicęLittleEndian(short x)</text:span><text:span text:style-name="T14"> - Metoda jest poprawnie opisana</text:span></text:p>
        </text:list-item>
        <text:list-item>
          <text:p text:style-name="P38"><text:span text:style-name="T15">ZamieńUnsignedShortNaTablicęLittleEndian(int x)</text:span><text:span text:style-name="T14"> - Metoda jest poprawnie opisana</text:span></text:p>
        </text:list-item>
        <text:list-item>
          <text:p text:style-name="P38"><text:span text:style-name="T15">UtwórzUnsignedShortZLittleEndian(byte[] UnsignedShort) </text:span><text:span text:style-name="T14">- Metoda jest poprawnie opisana</text:span></text:p>
        </text:list-item>
        <text:list-item>
          <text:p text:style-name="P36"><text:span text:style-name="T15">UtwórzUnsignedIntZLittleEndian(byte[] UnsignedInt)</text:span><text:span text:style-name="T14"> - Metoda jest poprawnie opisana</text:span></text:p>
        </text:list-item>
        <text:list-item>
          <text:p text:style-name="P36"><text:span text:style-name="T15">UtwórzSignedShortZLittleEndian(byte[] SignedShort)</text:span><text:span text:style-name="T14"> - Metoda jest poprawnie opisana</text:span></text:p>
        </text:list-item>
        <text:list-item>
          <text:p text:style-name="P36"><text:span text:style-name="T15">UtwórzSignedIntZLittleEndian(byte[] SignedInt)</text:span><text:span text:style-name="T14"> - Metoda jest poprawnie opisana</text:span></text:p>
        </text:list-item>
        <text:list-item>
          <text:p text:style-name="P36"><text:span text:style-name="T15">UtwórzSignedInt24bitZLittleEndian(byte[] bit24)</text:span><text:span text:style-name="T14"> - Metoda jest poprawnie opisana</text:span></text:p>
          <text:p text:style-name="P44"/>
        </text:list-item>
      </text:list>
      <text:list xml:id="list43716393" text:continue-list="list43716262" text:style-name="WWNum1">
        <text:list-item>
          <text:p text:style-name="P42">Uwagi:</text:p>
        </text:list-item>
      </text:list>
      <text:p text:style-name="P34">Brak komentarzy dla metody wewnętrznej: </text:p>
      <text:p text:style-name="P34">public static int UtwórzSignedInt24bitZLittleEndian.</text:p>
      <text:p text:style-name="P35"/>
      <text:p text:style-name="P8"/>
      <text:p text:style-name="P8"/>
      <text:h text:style-name="P60" text:outline-level="1">MainWindow</text:h>
      <text:p text:style-name="P3"/>
      <text:list xml:id="list43718433" text:continue-numbering="true" text:style-name="WWNum1">
        <text:list-item>
          <text:p text:style-name="P42">Czy klasa jest opisana w kodzie?</text:p>
        </text:list-item>
      </text:list>
      <text:p text:style-name="P19">Klasa jest opisana w kodzie<text:line-break/></text:p>
      <text:list xml:id="list43745716" text:continue-numbering="true" text:style-name="WWNum1">
        <text:list-item>
          <text:p text:style-name="P42">Zasada działania</text:p>
        </text:list-item>
      </text:list>
      <text:p text:style-name="P19"><text:span text:style-name="T17">Klasa głównego okna</text:span><text:line-break/></text:p>
      <text:list xml:id="list43735418" text:continue-numbering="true" text:style-name="WWNum1">
        <text:list-item>
          <text:p text:style-name="P42">Opis metod</text:p>
        </text:list-item>
      </text:list>
      <text:list xml:id="list43740890" text:continue-list="list43726539" text:style-name="WWNum2">
        <text:list-item>
          <text:p text:style-name="P36"><text:span text:style-name="T15">MainWindow()</text:span><text:span text:style-name="T14"> - Konstruktor jest poprawnie opisana</text:span></text:p>
        </text:list-item>
      </text:list>
      <text:p text:style-name="P27"/>
      <text:list xml:id="list43740947" text:continue-numbering="true" text:style-name="WWNum2">
        <text:list-header>
          <text:p text:style-name="P44"/>
        </text:list-header>
      </text:list>
      <text:list xml:id="list43723281" text:continue-list="list43735418" text:style-name="WWNum1">
        <text:list-item>
          <text:p text:style-name="P42">Uwagi:</text:p>
        </text:list-item>
      </text:list>
      <text:p text:style-name="P34">Brak Uwag</text:p>
      <text:p text:style-name="P34"/>
      <text:p text:style-name="P34"/>
      <text:h text:style-name="P60" text:outline-level="1">NagłówekPlikuWave</text:h>
      <text:list xml:id="list43716616" text:continue-numbering="true" text:style-name="WWNum1">
        <text:list-item>
          <text:p text:style-name="P42">Czy klasa jest opisana w kodzie?</text:p>
        </text:list-item>
      </text:list>
      <text:p text:style-name="P19">Klasa jest opisana w kodzie</text:p>
      <text:list xml:id="list43744123" text:continue-numbering="true" text:style-name="WWNum1">
        <text:list-item>
          <text:p text:style-name="P42">Zasada działania</text:p>
        </text:list-item>
      </text:list>
      <text:p text:style-name="P51">Klasa służąca do obsługiwania nagłówka pliku wave. Jest tworzona zarówno z danych strumienia jak i z bajtów odczytanych z pliku. Została udostępniona przez dr Piotra Wrzeciono</text:p>
      <text:list xml:id="list43743883" text:continue-numbering="true" text:style-name="WWNum1">
        <text:list-item>
          <text:p text:style-name="P42">Opis metod</text:p>
        </text:list-item>
      </text:list>
      <text:list xml:id="list43723984" text:continue-list="list43740947" text:style-name="WWNum2">
        <text:list-item>
          <text:p text:style-name="P49"><text:span text:style-name="T16">ZamieńStringNaBajty()</text:span> - <text:span text:style-name="T23">Metoda jest poprawnie opisana</text:span></text:p>
        </text:list-item>
        <text:list-item>
          <text:p text:style-name="P38"><text:span text:style-name="T13">TwórzNagłówekBajtowy()</text:span> - <text:span text:style-name="T14">Metoda jest poprawnie opisana</text:span></text:p>
        </text:list-item>
        <text:list-item>
          <text:p text:style-name="P40">getBajtyNagłówka() - Metoda jest poprawnie opisana</text:p>
        </text:list-item>
        <text:list-item>
          <text:p text:style-name="P40">NagłówekPlikuWave() - Konstruktor jest poprawnie opisany</text:p>
        </text:list-item>
        <text:list-item>
          <text:p text:style-name="P40">NagłówekPlikuWave() - Konstruktor jest poprawnie opisany</text:p>
        </text:list-item>
        <text:list-item>
          <text:p text:style-name="P40">PrzepiszFragmentTablicy() - Metoda jest poprawnie opisana</text:p>
        </text:list-item>
        <text:list-item>
          <text:p text:style-name="P40">CzyTabliceSąTakieSame() - Metoda jest poprawnie opisana</text:p>
        </text:list-item>
        <text:list-item>
          <text:p text:style-name="P40">InicjalizacjaPodstawowychElementówNagłówka() - Metoda jest poprawnie opisana</text:p>
        </text:list-item>
        <text:list-item>
          <text:p text:style-name="P40">CzyRIFFjestPrawidłowy() - Metoda jest poprawnie opisana</text:p>
        </text:list-item>
        <text:list-item>
          <text:p text:style-name="P40">CzyWAVEjestPrawidłowy() - Metoda jest poprawnie opisana</text:p>
        </text:list-item>
        <text:list-item>
          <text:p text:style-name="P40">Czy_fmt_jestPrawidłowe() - Metoda jest poprawnie opisana</text:p>
        </text:list-item>
        <text:list-item>
          <text:p text:style-name="P40">CzyCzęstotliwośćBajtowJestPrawidłowa() - Metoda jest poprawnie opisana</text:p>
        </text:list-item>
        <text:list-item>
          <text:p text:style-name="P40">CzyRozmiarPróbkiJestPrawidłowy() - Metoda jest poprawnie opisana</text:p>
        </text:list-item>
        <text:list-item>
          <text:p text:style-name="P40">CzyLiczbaBitówJestPrawidłowa() - Metoda jest poprawnie opisana</text:p>
        </text:list-item>
        <text:list-item>
          <text:p text:style-name="P40">czy_data_jestPrawidłowa() - Metoda jest poprawnie opisana</text:p>
        </text:list-item>
        <text:list-item>
          <text:p text:style-name="P40">getPoprawnośćNagłówka() - Metoda jest poprawnie opisana</text:p>
        </text:list-item>
        <text:list-item>
          <text:p text:style-name="P40">OpisStałych() - Metoda jest poprawnie opisana</text:p>
        </text:list-item>
        <text:list-item>
          <text:p text:style-name="P40">getCzęstotliwośćPróbkowania() - Metoda jest poprawnie opisana</text:p>
        </text:list-item>
        <text:list-item>
          <text:p text:style-name="P40">getCzęstotliwośćBajtową() - Metoda jest poprawnie opisana</text:p>
        </text:list-item>
        <text:list-item>
          <text:p text:style-name="P40">getLiczbęBitów() - Metoda jest poprawnie opisana</text:p>
        </text:list-item>
        <text:list-item>
          <text:p text:style-name="P40">getLiczbęKanałów() - Metoda jest poprawnie opisana</text:p>
        </text:list-item>
        <text:list-item>
          <text:p text:style-name="P40">getLiczbęBajtówNaCałąPróbke() - Metoda jest poprawnie opisana</text:p>
        </text:list-item>
        <text:list-item>
          <text:p text:style-name="P40">getDodatkoweParametry() - Metoda jest poprawnie opisana</text:p>
        </text:list-item>
        <text:list-item>
          <text:p text:style-name="P40">getDługościBlokuDanychSygnału() - Metoda jest poprawnie opisana</text:p>
        </text:list-item>
        <text:list-item>
          <text:p text:style-name="P40">getRozmiarDanychPlikuWave() - Metoda jest poprawnie opisana</text:p>
        </text:list-item>
        <text:list-item>
          <text:p text:style-name="P40">setDługościBlokuDanychSygnału() - Metoda jest poprawnie opisana</text:p>
        </text:list-item>
        <text:list-item>
          <text:p text:style-name="P40">setRozmiarDanych() - Metoda jest poprawnie opisana</text:p>
        </text:list-item>
        <text:list-item>
          <text:p text:style-name="P40">getKodowanieDzwięku() - Metoda jest poprawnie opisana</text:p>
        </text:list-item>
      </text:list>
      <text:list xml:id="list43740310" text:continue-list="list43743883" text:style-name="WWNum1">
        <text:list-item>
          <text:p text:style-name="P42">Uwagi:</text:p>
        </text:list-item>
      </text:list>
      <text:p text:style-name="P34">Brak Uwag</text:p>
      <text:h text:style-name="P57" text:outline-level="1"><text:soft-page-break/>Nagranie</text:h>
      <text:p text:style-name="P3"/>
      <text:list xml:id="list43727551" text:continue-numbering="true" text:style-name="WWNum1">
        <text:list-item>
          <text:p text:style-name="P42">Czy klasa jest opisana w kodzie?</text:p>
        </text:list-item>
      </text:list>
      <text:p text:style-name="P19">Klasa jest opisana w kodzie<text:line-break/></text:p>
      <text:list xml:id="list43725897" text:continue-numbering="true" text:style-name="WWNum1">
        <text:list-item>
          <text:p text:style-name="P42">Zasada działania</text:p>
        </text:list-item>
      </text:list>
      <text:p text:style-name="P19"><text:span text:style-name="T17">Klasa służąca do odczytywania danych użytkownika z pliku i wyświetlania ich</text:span><text:line-break/></text:p>
      <text:list xml:id="list43726406" text:continue-numbering="true" text:style-name="WWNum1">
        <text:list-item>
          <text:p text:style-name="P42">Opis metod</text:p>
        </text:list-item>
      </text:list>
      <text:list xml:id="list43734126" text:continue-list="list43723984" text:style-name="WWNum2">
        <text:list-item>
          <text:p text:style-name="P40">Nagranie() - Konstruktor jest poprawnie opisany</text:p>
        </text:list-item>
        <text:list-item>
          <text:p text:style-name="P40">getImie() - Metoda jest poprawnie opisana</text:p>
        </text:list-item>
        <text:list-item>
          <text:p text:style-name="P40">getNazwisko() - Metoda jest poprawnie opisana</text:p>
        </text:list-item>
        <text:list-item>
          <text:p text:style-name="P40">getNazwa() - Metoda jest poprawnie opisana</text:p>
        </text:list-item>
        <text:list-item>
          <text:p text:style-name="P40">getWiek() - Metoda jest poprawnie opisana</text:p>
        </text:list-item>
        <text:list-item>
          <text:p text:style-name="P40">getPlec() - Metoda jest poprawnie opisana</text:p>
        </text:list-item>
        <text:list-item>
          <text:p text:style-name="P40">getNagranieData() - Metoda jest poprawnie opisana</text:p>
        </text:list-item>
      </text:list>
      <text:p text:style-name="P39"/>
      <text:list xml:id="list43744717" text:continue-numbering="true" text:style-name="WWNum2">
        <text:list-header>
          <text:p text:style-name="P44"/>
        </text:list-header>
      </text:list>
      <text:list xml:id="list43738528" text:continue-list="list43726406" text:style-name="WWNum1">
        <text:list-item>
          <text:p text:style-name="P42">Uwagi:</text:p>
        </text:list-item>
      </text:list>
      <text:p text:style-name="P34">Brak Uwag</text:p>
      <text:h text:style-name="P58" text:outline-level="1">Nagrywarka</text:h>
      <text:p text:style-name="P10"/>
      <text:list xml:id="list43742212" text:continue-numbering="true" text:style-name="WWNum1">
        <text:list-item>
          <text:p text:style-name="P42">Czy klasa jest opisana w kodzie?</text:p>
        </text:list-item>
      </text:list>
      <text:p text:style-name="P19">Klasa jest opisana w kodzie.<text:line-break/></text:p>
      <text:list xml:id="list43737647" text:continue-numbering="true" text:style-name="WWNum1">
        <text:list-item>
          <text:p text:style-name="P42">Zasada działania</text:p>
        </text:list-item>
      </text:list>
      <text:p text:style-name="P19">Klasa służąca do obsługi nagrywania<text:line-break/></text:p>
      <text:list xml:id="list43731674" text:continue-numbering="true" text:style-name="WWNum1">
        <text:list-item>
          <text:p text:style-name="P42">Opis metod</text:p>
        </text:list-item>
      </text:list>
      <text:list xml:id="list43727297" text:continue-list="list43727930" text:style-name="WWNum3">
        <text:list-item>
          <text:p text:style-name="P46"><text:span text:style-name="T5">Nagraj() - </text:span><text:span text:style-name="T7">Metoda jest poprawnie opisana</text:span><text:span text:style-name="T5">.</text:span></text:p>
        </text:list-item>
        <text:list-item>
          <text:p text:style-name="P46"><text:span text:style-name="T5">Start() - </text:span><text:span text:style-name="T1">Metoda jest poprawnie opisana.</text:span></text:p>
        </text:list-item>
        <text:list-item>
          <text:p text:style-name="P46"><text:span text:style-name="T5">Stop() - </text:span><text:span text:style-name="T1">Metoda jest poprawnie opisana. </text:span></text:p>
        </text:list-item>
        <text:list-item>
          <text:p text:style-name="P46"><text:span text:style-name="T5">setPath() - </text:span><text:span text:style-name="T1">Metoda jest poprawnie opisana.</text:span></text:p>
        </text:list-item>
        <text:list-item>
          <text:p text:style-name="P46"><text:span text:style-name="T3">getPath() - </text:span><text:span text:style-name="T1">Metoda jest poprawnie opisana.<text:line-break/></text:span></text:p>
        </text:list-item>
      </text:list>
      <text:list xml:id="list43739912" text:continue-list="list43731674" text:style-name="WWNum1">
        <text:list-item>
          <text:p text:style-name="P42">Uwagi</text:p>
        </text:list-item>
      </text:list>
      <text:p text:style-name="P11"><text:span text:style-name="T28"><text:tab/>„</text:span><text:span text:style-name="T24">Klasa zawiera wymagane informacje z wyjątkiem opisu klasy.” - wymienione <text:tab/>uwagi zostały poprawione</text:span></text:p>
      <text:p text:style-name="P28"/>
      <text:p text:style-name="P9"/>
      <text:h text:style-name="P58" text:outline-level="1">PlikWave</text:h>
      <text:p text:style-name="P10"/>
      <text:list xml:id="list43725615" text:continue-numbering="true" text:style-name="WWNum1">
        <text:list-item>
          <text:p text:style-name="P42">Czy klasa jest opisana w kodzie?</text:p>
        </text:list-item>
      </text:list>
      <text:p text:style-name="P19">Klasa jest opisana w kodzie.<text:line-break/></text:p>
      <text:list xml:id="list43713788" text:continue-numbering="true" text:style-name="WWNum1">
        <text:list-item>
          <text:p text:style-name="P42">Zasada działania</text:p>
        </text:list-item>
      </text:list>
      <text:p text:style-name="P19">Klasa służąca do obsługi pliku wave (nowy, otwórz, zapisz, dopisz). Została udostępniona do użytko przez dr Piotra Wrzeciono<text:line-break/></text:p>
      <text:list xml:id="list43718204" text:continue-numbering="true" text:style-name="WWNum1">
        <text:list-item>
          <text:p text:style-name="P42">Opis metod</text:p>
        </text:list-item>
      </text:list>
      <text:list xml:id="list43744819" text:continue-list="list43727297" text:style-name="WWNum3">
        <text:list-item>
          <text:p text:style-name="P46"><text:span text:style-name="T5">OpisStatusu() - </text:span><text:span text:style-name="T7">Metoda jest poprawnie opisana</text:span><text:span text:style-name="T5">.</text:span></text:p>
        </text:list-item>
        <text:list-item>
          <text:p text:style-name="P46"><text:span text:style-name="T5">getStatusPlikuWave() - </text:span><text:span text:style-name="T1">Metoda jest poprawnie opisana.</text:span></text:p>
        </text:list-item>
        <text:list-item>
          <text:p text:style-name="P46"><text:span text:style-name="T5">getStatusNagłówkaPlikuWave() - </text:span><text:span text:style-name="T1">Metoda jest poprawnie opisana. </text:span></text:p>
        </text:list-item>
        <text:list-item>
          <text:p text:style-name="P46"><text:span text:style-name="T5">OtwórzIstniejącyPlik() - </text:span><text:span text:style-name="T1">Metoda jest poprawnie opisana.</text:span></text:p>
        </text:list-item>
        <text:list-item>
          <text:p text:style-name="P46"><text:span text:style-name="T3">ZamknijPlik() - </text:span><text:span text:style-name="T1">Metoda jest poprawnie opisana.</text:span></text:p>
        </text:list-item>
        <text:list-item>
          <text:p text:style-name="P46"><text:span text:style-name="T3">PodajPozycjęData() - </text:span><text:span text:style-name="T1">Metoda jest poprawnie opisana.</text:span></text:p>
        </text:list-item>
        <text:list-item>
          <text:p text:style-name="P46"><text:span text:style-name="T3">getWielkośćPliku() - </text:span><text:span text:style-name="T1">Metoda jest poprawnie opisana.</text:span></text:p>
        </text:list-item>
        <text:list-item>
          <text:p text:style-name="P46"><text:span text:style-name="T3">getLiczbaKanałów() - </text:span><text:span text:style-name="T1">Metoda jest poprawnie opisana.</text:span></text:p>
        </text:list-item>
        <text:list-item>
          <text:p text:style-name="P46"><text:span text:style-name="T3">getLiczbaBitów() - </text:span><text:span text:style-name="T1">Metoda jest poprawnie opisana.</text:span></text:p>
        </text:list-item>
        <text:list-item>
          <text:p text:style-name="P46"><text:span text:style-name="T3">getLiczbęBajtówNaCałąPróbkę() - </text:span><text:span text:style-name="T1">Metoda jest poprawnie opisana.</text:span></text:p>
        </text:list-item>
        <text:list-item>
          <text:p text:style-name="P46"><text:span text:style-name="T3">getCzęstotliwośćBajtowa() - </text:span><text:span text:style-name="T1">Metoda jest poprawnie opisana.</text:span></text:p>
        </text:list-item>
        <text:list-item>
          <text:p text:style-name="P46"><text:span text:style-name="T3">getWielkośćNagłówka() - </text:span><text:span text:style-name="T1">Metoda jest poprawnie opisana.</text:span></text:p>
        </text:list-item>
        <text:list-item>
          <text:p text:style-name="P46"><text:span text:style-name="T3">getWielkośćBlokuDanych() - </text:span><text:span text:style-name="T1">Metoda jest poprawnie opisana.</text:span></text:p>
        </text:list-item>
        <text:list-item>
          <text:p text:style-name="P46"><text:span text:style-name="T3">getDodatkoweParametry() - </text:span><text:span text:style-name="T1">Metoda jest poprawnie opisana.</text:span></text:p>
        </text:list-item>
        <text:list-item>
          <text:p text:style-name="P46"><text:span text:style-name="T3">getCzęstotliwośćPróbkowania() - </text:span><text:span text:style-name="T1">Metoda jest poprawnie opisana.</text:span></text:p>
        </text:list-item>
        <text:list-item>
          <text:p text:style-name="P46"><text:span text:style-name="T3">getKodowanieAudio() - </text:span><text:span text:style-name="T1">Metoda jest poprawnie opisana.</text:span></text:p>
        </text:list-item>
        <text:list-item>
          <text:p text:style-name="P46"><text:span text:style-name="T3">getCałąPróbkę() - </text:span><text:span text:style-name="T1">Metoda jest poprawnie opisana.</text:span></text:p>
        </text:list-item>
        <text:list-item>
          <text:p text:style-name="P46"><text:span text:style-name="T3">getLiczbęPróbek() - </text:span><text:span text:style-name="T1">Metoda jest poprawnie opisana.</text:span></text:p>
        </text:list-item>
        <text:list-item>
          <text:p text:style-name="P46"><text:span text:style-name="T3">getOdczytajWszystkiePróbki() - </text:span><text:span text:style-name="T1">Metoda jest poprawnie opisana.</text:span></text:p>
        </text:list-item>
        <text:list-item>
          <text:p text:style-name="P46"><text:span text:style-name="T3">getPobierzKilkaPróbek() - Brak opisu zwracanych wartości</text:span><text:span text:style-name="T1">.</text:span></text:p>
        </text:list-item>
        <text:list-item>
          <text:p text:style-name="P46"><text:span text:style-name="T3">UtwórzNowyPlik() - </text:span><text:span text:style-name="T1">Metoda jest poprawnie opisana.</text:span></text:p>
        </text:list-item>
        <text:list-item>
          <text:p text:style-name="P46"><text:span text:style-name="T3">DopiszDaneDoPliku() - </text:span><text:span text:style-name="T1">Metoda jest poprawnie opisana.</text:span></text:p>
        </text:list-item>
        <text:list-item>
          <text:p text:style-name="P46"><text:span text:style-name="T3">OdczytajDanePozaDźwiekiem() - </text:span><text:span text:style-name="T1">Metoda jest poprawnie opisana.<text:line-break/></text:span></text:p>
        </text:list-item>
      </text:list>
      <text:list xml:id="list43721753" text:continue-list="list43718204" text:style-name="WWNum1">
        <text:list-item>
          <text:p text:style-name="P42">Uwagi</text:p>
        </text:list-item>
      </text:list>
      <text:p text:style-name="P11"><text:span text:style-name="T28"><text:tab/></text:span><text:span text:style-name="T18">Klasa nie zawiera jedynie opisu zwracanych wartości dla metody<text:tab/></text:span><text:span text:style-name="T19">PobierzKilkaPróbek</text:span></text:p>
      <text:p text:style-name="P12"/>
      <text:p text:style-name="P12"/>
      <text:h text:style-name="P58" text:outline-level="1">Rysowanie.java – PanelOkna</text:h>
      <text:p text:style-name="P10"/>
      <text:list xml:id="list43730494" text:continue-numbering="true" text:style-name="WWNum1">
        <text:list-item>
          <text:p text:style-name="P42">Czy klasa jest opisana w kodzie?</text:p>
        </text:list-item>
      </text:list>
      <text:p text:style-name="P19">Klasa jest opisana w kodzie.<text:line-break/></text:p>
      <text:list xml:id="list43736261" text:continue-numbering="true" text:style-name="WWNum1">
        <text:list-item>
          <text:p text:style-name="P42">Zasada działania</text:p>
        </text:list-item>
      </text:list>
      <text:p text:style-name="P20">Klasa na podstawie podanych wartości takich jak: liczba podziałek X oraz Y, największa oraz najmniejsza wartość widma i najmniejsza oraz największa częstotliwość tworzy skalę skale do wykresu, a następnie sam wykres widma.</text:p>
      <text:p text:style-name="P20">Podczas tworzenia wykresu widma program przelicza podane parametry, na kolejne współrzędne na wykresie, między którymi tworzy linie. Wykres jest tworzony do połowy obszaru ze skalą. Dalsza część wykresu jest odbiciem lustrzanym pierwszej połowy wykresu. Kolejne metody tej klasy odpowiadają za znalezienie największej i najmniejszej wartości amplitudy.</text:p>
      <text:p text:style-name="P20"/>
      <text:list xml:id="list43727103" text:continue-numbering="true" text:style-name="WWNum1">
        <text:list-item>
          <text:p text:style-name="P42">Opis metod</text:p>
        </text:list-item>
      </text:list>
      <text:list xml:id="list43729110" text:continue-list="list43744819" text:style-name="WWNum3">
        <text:list-item>
          <text:p text:style-name="P46"><text:span text:style-name="T5">PanelOkna() - </text:span><text:span text:style-name="T7">Metoda jest poprawnie opisana</text:span><text:span text:style-name="T5">.</text:span></text:p>
        </text:list-item>
        <text:list-item>
          <text:p text:style-name="P46"><text:span text:style-name="T5">paintComponent() - </text:span><text:span text:style-name="T1">Metoda jest poprawnie opisana.</text:span></text:p>
        </text:list-item>
        <text:list-item>
          <text:p text:style-name="P46"><text:span text:style-name="T5">RysujSkalę() - </text:span><text:span text:style-name="T7">Brak objaśnień, za co odpowiadają poszczególne składowe.</text:span></text:p>
        </text:list-item>
        <text:list-item>
          <text:p text:style-name="P46"><text:span text:style-name="T5">RysujWidmo() - </text:span><text:span text:style-name="T7">Brak objaśnień, za co odpowiadają poszczególne składowe.</text:span></text:p>
        </text:list-item>
        <text:list-item>
          <text:p text:style-name="P46"><text:span text:style-name="T3">PrzeliczWspółrzedne() - </text:span><text:span text:style-name="T1">Metoda jest poprawnie opisana.</text:span></text:p>
        </text:list-item>
        <text:list-item>
          <text:p text:style-name="P46"><text:span text:style-name="T3">Lustro() - </text:span><text:span text:style-name="T8">Nie wiadomo za co tak naprawdę odpowiada metoda.</text:span></text:p>
        </text:list-item>
        <text:list-item>
          <text:p text:style-name="P46"><text:span text:style-name="T3">ZnajdźMaksAmplitudę() - </text:span><text:span text:style-name="T7">Brak objaśnień, za co odpowiadają poszczególne składowe.</text:span></text:p>
        </text:list-item>
        <text:list-item>
          <text:p text:style-name="P46"><text:span text:style-name="T3">ZnajdźMinAmplitudę() - </text:span><text:span text:style-name="T7">Brak objaśnień, za co odpowiadają poszczególne składowe.</text:span><text:span text:style-name="T1"><text:line-break/></text:span></text:p>
        </text:list-item>
      </text:list>
      <text:list xml:id="list43720688" text:continue-list="list43727103" text:style-name="WWNum1">
        <text:list-item>
          <text:p text:style-name="P42">Uwagi</text:p>
        </text:list-item>
      </text:list>
      <text:p text:style-name="P15"><text:span text:style-name="T19">W metodzie </text:span><text:span text:style-name="T20">RysujSkalę</text:span><text:span text:style-name="T19"> brakuje opisów w komentarzach, za co odpowiadają kolejne argumenty, właściwości, czy też odwołania do innych metod. </text:span></text:p>
      <text:p text:style-name="P22">W metodzie <text:span text:style-name="T29">RysujWidmo </text:span>podobnie jak wyżej <text:s/>brakuje opisów w komentarzach. Głównie chodzi o komentarze, które objaśniałyby czym są kolejne argumenty używane w metodzie.</text:p>
      <text:p text:style-name="P22">Jeśli chodzi o metodę <text:span text:style-name="T29">Lustro</text:span> to w zasadzie brak jakiegokolwiek wyjaśnienia jej działania. Jedynie po nazwie możemy się domyślać, że prawdopodobnie chodzi o jakieś odbicie lustrzane.</text:p>
      <text:p text:style-name="P16"><text:span text:style-name="T21">W metodach </text:span><text:span text:style-name="T22">ZnajdźMaksAmplitudę </text:span><text:span text:style-name="T21">i </text:span><text:span text:style-name="T22">ZnajdźMinAmplitudę </text:span><text:span text:style-name="T21">brakuje opisu w komentarzach dla czynności wykonywanych warunkowo… w klamrach „if”.</text:span></text:p>
      <text:p text:style-name="P28"/>
      <text:h text:style-name="P58" text:outline-level="1">Rysowanie.java – Ramka</text:h>
      <text:p text:style-name="P10"/>
      <text:list xml:id="list43743796" text:continue-numbering="true" text:style-name="WWNum1">
        <text:list-item>
          <text:p text:style-name="P42">Czy klasa jest opisana w kodzie?</text:p>
        </text:list-item>
      </text:list>
      <text:p text:style-name="P19">Klasa jest opisana w kodzie.<text:line-break/></text:p>
      <text:list xml:id="list43725419" text:continue-numbering="true" text:style-name="WWNum1">
        <text:list-item>
          <text:p text:style-name="P42">Zasada działania</text:p>
        </text:list-item>
      </text:list>
      <text:p text:style-name="P18"><text:span text:style-name="T1">Klasa </text:span><text:span text:style-name="T9">Ramka</text:span><text:span text:style-name="T1"> odpowiada za utworzenie ramki o odpowiednim rozmiarze oraz ustawienie tytułu dla tworzonego wykresu. <text:s/>Dzięki zastosowaniu odpowiednich narzędzi, klasa ta powoduje umieszczenie okna z rysunkiem w centralnym miejscu ekranu naszego komputera.</text:span></text:p>
      <text:p text:style-name="P20"/>
      <text:list xml:id="list43740084" text:continue-numbering="true" text:style-name="WWNum1">
        <text:list-item>
          <text:p text:style-name="P42">Opis metod</text:p>
        </text:list-item>
      </text:list>
      <text:list xml:id="list43726145" text:continue-list="list43729110" text:style-name="WWNum3">
        <text:list-item>
          <text:p text:style-name="P46"><text:span text:style-name="T5">Ramka() - </text:span><text:span text:style-name="T7">Niedokładnie opisana</text:span><text:span text:style-name="T5">. </text:span><text:span text:style-name="T7">Wewnątrz konstruktora praktycznie nie ma komentarzy objaśniających.</text:span></text:p>
        </text:list-item>
        <text:list-item>
          <text:p text:style-name="P46"><text:span text:style-name="T5">UstawMnieNaŚrodku() - </text:span><text:span text:style-name="T1">Metoda jest poprawnie opisana.<text:line-break/></text:span></text:p>
        </text:list-item>
      </text:list>
      <text:list xml:id="list43738831" text:continue-list="list43740084" text:style-name="WWNum1">
        <text:list-item>
          <text:p text:style-name="P42">Uwagi</text:p>
        </text:list-item>
      </text:list>
      <text:p text:style-name="P17"><text:span text:style-name="T24">W </text:span><text:span text:style-name="T25">konstruktorze</text:span><text:span text:style-name="T24"> tej klasy brakuje komentarzy, które pomogłyby w zrozumieniu działania kodu na poszczególnych etapach. </text:span></text:p>
      <text:p text:style-name="P28"/>
      <text:p text:style-name="P28"/>
      <text:h text:style-name="P58" text:outline-level="1">Rysowanie.java – Rysowanie</text:h>
      <text:p text:style-name="P10"/>
      <text:list xml:id="list43719734" text:continue-numbering="true" text:style-name="WWNum1">
        <text:list-item>
          <text:p text:style-name="P42">Czy klasa jest opisana w kodzie?</text:p>
        </text:list-item>
      </text:list>
      <text:p text:style-name="P19">Klasa jest opisana w kodzie.<text:line-break/></text:p>
      <text:list xml:id="list43745216" text:continue-numbering="true" text:style-name="WWNum1">
        <text:list-item>
          <text:p text:style-name="P42">Zasada działania</text:p>
        </text:list-item>
      </text:list>
      <text:p text:style-name="P21">Klasa ta jest odpowiedzialna za wykonanie się, skompilowanie całego rysunku, czyli panelu pod wykres widma jak i samego widma. W klasie tej są przekazywane parametry, które później wykorzystują klasy Ramka oraz PanelOkna. Znajduje się tutaj również metoda main, dzięki której program uruchamia się i możemy zobaczyć wygenerowany obraz wraz z wykresem widma.</text:p>
      <text:p text:style-name="P20"/>
      <text:list xml:id="list43738127" text:continue-numbering="true" text:style-name="WWNum1">
        <text:list-item>
          <text:p text:style-name="P42">Opis metod</text:p>
        </text:list-item>
      </text:list>
      <text:list xml:id="list43744202" text:continue-list="list43726145" text:style-name="WWNum3">
        <text:list-item>
          <text:p text:style-name="P46"><text:span text:style-name="T5">main() - </text:span><text:span text:style-name="T7">Metoda jest poprawnie opisana.</text:span></text:p>
        </text:list-item>
        <text:list-item>
          <text:p text:style-name="P46"><text:span text:style-name="T5">WprowadźWidmo() - </text:span><text:span text:style-name="T7">Brak opisu działania metody, nie ma dostatecznej informacji co się dzieje wewnątrz metody.</text:span><text:span text:style-name="T1"><text:line-break/></text:span></text:p>
        </text:list-item>
      </text:list>
      <text:list xml:id="list43733588" text:continue-list="list43738127" text:style-name="WWNum1">
        <text:list-item>
          <text:p text:style-name="P42">Uwagi</text:p>
        </text:list-item>
      </text:list>
      <text:p text:style-name="P32">Metoda main() niedokładnie opisana.</text:p>
      <text:p text:style-name="P32"/>
      <text:p text:style-name="P32"/>
      <text:h text:style-name="P58" text:outline-level="1">widmo</text:h>
      <text:p text:style-name="P10"/>
      <text:list xml:id="list43741814" text:continue-numbering="true" text:style-name="WWNum1">
        <text:list-item>
          <text:p text:style-name="P42">Czy klasa jest opisana w kodzie?</text:p>
        </text:list-item>
      </text:list>
      <text:p text:style-name="P19">Klasa jest opisana w kodzie.<text:line-break/></text:p>
      <text:list xml:id="list43741181" text:continue-numbering="true" text:style-name="WWNum1">
        <text:list-item>
          <text:p text:style-name="P42">Zasada działania</text:p>
        </text:list-item>
      </text:list>
      <text:p text:style-name="P19">Klasa służąca do obsługi widma częstotliwości<text:line-break/></text:p>
      <text:list xml:id="list43729422" text:continue-numbering="true" text:style-name="WWNum1">
        <text:list-item>
          <text:p text:style-name="P42">Opis metod</text:p>
        </text:list-item>
      </text:list>
      <text:list xml:id="list43744925" text:continue-list="list43744202" text:style-name="WWNum3">
        <text:list-item>
          <text:p text:style-name="P43">getCzęstotliwość() - Brak opisu metodu oraz zwracanych wartości.</text:p>
        </text:list-item>
        <text:list-item>
          <text:p text:style-name="P43">getWidmoAmplitudowe() - Brak opisu metodu oraz zwracanych wartości.</text:p>
        </text:list-item>
        <text:list-item>
          <text:p text:style-name="P43">getWidmoFazowe() - Brak opisu metodu oraz zwracanych wartości.</text:p>
        </text:list-item>
        <text:list-item>
          <text:p text:style-name="P43">get_dB() - Brak opisu metodu oraz zwracanych wartości.</text:p>
        </text:list-item>
        <text:list-item>
          <text:p text:style-name="P43">toString() - Brak opisu metodu oraz zwracanych wartości.<text:line-break/></text:p>
        </text:list-item>
      </text:list>
      <text:list xml:id="list43727005" text:continue-list="list43729422" text:style-name="WWNum1">
        <text:list-item>
          <text:p text:style-name="P42">Uwagi</text:p>
        </text:list-item>
      </text:list>
      <text:p text:style-name="P13"><text:span text:style-name="T27"><text:tab/></text:span><text:span text:style-name="T26">Klasa nie zawiera żadnego z wymaganych opisów.</text:span></text:p>
      <text:p text:style-name="P14"/>
      <text:p text:style-name="P14"/>
      <text:h text:style-name="P58" text:outline-level="1">WidmoPanel</text:h>
      <text:p text:style-name="P10"/>
      <text:list xml:id="list43738054" text:continue-numbering="true" text:style-name="WWNum1">
        <text:list-item>
          <text:p text:style-name="P42">Czy klasa jest opisana w kodzie?</text:p>
        </text:list-item>
      </text:list>
      <text:p text:style-name="P19">Klasa jest opisana w kodzie.<text:line-break/></text:p>
      <text:list xml:id="list43720250" text:continue-numbering="true" text:style-name="WWNum1">
        <text:list-item>
          <text:p text:style-name="P42">Zasada działania</text:p>
        </text:list-item>
      </text:list>
      <text:p text:style-name="P19">-<text:line-break/></text:p>
      <text:list xml:id="list43721924" text:continue-numbering="true" text:style-name="WWNum1">
        <text:list-item>
          <text:p text:style-name="P42">Opis metod</text:p>
        </text:list-item>
      </text:list>
      <text:list xml:id="list43741806" text:continue-list="list43744925" text:style-name="WWNum3">
        <text:list-item>
          <text:p text:style-name="P43">WidmoPanel() - Brak opisu metodu oraz zwracanych wartości.</text:p>
        </text:list-item>
        <text:list-item>
          <text:p text:style-name="P43">wyświetlWidmo() - Brak opisu metodu oraz zwracanych wartości.<text:line-break/></text:p>
        </text:list-item>
      </text:list>
      <text:list xml:id="list43719891" text:continue-list="list43721924" text:style-name="WWNum1">
        <text:list-item>
          <text:p text:style-name="P42">Uwagi</text:p>
        </text:list-item>
      </text:list>
      <text:p text:style-name="P13"><text:span text:style-name="T27"><text:tab/></text:span><text:span text:style-name="T26">Klasa nie zawiera żadnego z wymaganych opisów.</text:span></text:p>
      <text:p text:style-name="P14"/>
      <text:p text:style-name="P14"/>
      <text:h text:style-name="P58" text:outline-level="1">Wykres</text:h>
      <text:p text:style-name="P10"/>
      <text:list xml:id="list43744745" text:continue-numbering="true" text:style-name="WWNum1">
        <text:list-item>
          <text:p text:style-name="P42">Czy klasa jest opisana w kodzie?</text:p>
        </text:list-item>
      </text:list>
      <text:p text:style-name="P19">Klasa jest opisana w kodzie.<text:line-break/></text:p>
      <text:list xml:id="list43723400" text:continue-numbering="true" text:style-name="WWNum1">
        <text:list-item>
          <text:p text:style-name="P42">Zasada działania</text:p>
        </text:list-item>
      </text:list>
      <text:p text:style-name="P19">Klasa służąca do rysowania wykresów<text:line-break/></text:p>
      <text:list xml:id="list43721460" text:continue-numbering="true" text:style-name="WWNum1">
        <text:list-item>
          <text:p text:style-name="P42">Opis metod</text:p>
        </text:list-item>
      </text:list>
      <text:list xml:id="list43726088" text:continue-list="list43741806" text:style-name="WWNum3">
        <text:list-item>
          <text:p text:style-name="P43">initUI() - Brak opisu metodu oraz zwracanych wartości.</text:p>
        </text:list-item>
        <text:list-item>
          <text:p text:style-name="P43">createDataset() - Brak opisu metodu oraz zwracanych wartości.</text:p>
        </text:list-item>
        <text:list-item>
          <text:p text:style-name="P43">createChart() - Brak opisu metodu oraz zwracanych wartości.<text:line-break/></text:p>
        </text:list-item>
      </text:list>
      <text:list xml:id="list43739700" text:continue-list="list43721460" text:style-name="WWNum1">
        <text:list-item>
          <text:p text:style-name="P42">Uwagi</text:p>
        </text:list-item>
      </text:list>
      <text:p text:style-name="P13"><text:span text:style-name="T27"><text:tab/></text:span><text:span text:style-name="T26">Klasa nie zawiera żadnego z wymaganych opisów.</text:span></text:p>
      <text:p text:style-name="P14"/>
      <text:p text:style-name="P14"/>
      <text:h text:style-name="P58" text:outline-level="1">WykresWidma</text:h>
      <text:p text:style-name="P10"/>
      <text:list xml:id="list43724845" text:continue-numbering="true" text:style-name="WWNum1">
        <text:list-item>
          <text:p text:style-name="P42">Czy klasa jest opisana w kodzie?</text:p>
        </text:list-item>
      </text:list>
      <text:p text:style-name="P19">Klasa jest opisana w kodzie.<text:line-break/></text:p>
      <text:list xml:id="list43742904" text:continue-numbering="true" text:style-name="WWNum1">
        <text:list-item>
          <text:p text:style-name="P42">Zasada działania</text:p>
        </text:list-item>
      </text:list>
      <text:p text:style-name="P19">Klasa zawierająca metody tworzące wykresy widma<text:line-break/></text:p>
      <text:list xml:id="list43728610" text:continue-numbering="true" text:style-name="WWNum1">
        <text:list-item>
          <text:p text:style-name="P42">Opis metod</text:p>
        </text:list-item>
      </text:list>
      <text:list xml:id="list43721591" text:continue-list="list43726088" text:style-name="WWNum3">
        <text:list-item>
          <text:p text:style-name="P43">initUI() - Brak opisu metodu oraz zwracanych wartości.</text:p>
        </text:list-item>
        <text:list-item>
          <text:p text:style-name="P43">createDataset() - Brak opisu metodu oraz zwracanych wartości.</text:p>
        </text:list-item>
        <text:list-item>
          <text:p text:style-name="P43">createChart() - Brak opisu metodu oraz zwracanych wartości.<text:line-break/></text:p>
        </text:list-item>
      </text:list>
      <text:list xml:id="list43732269" text:continue-list="list43728610" text:style-name="WWNum1">
        <text:list-item>
          <text:p text:style-name="P42">Uwagi</text:p>
        </text:list-item>
      </text:list>
      <text:p text:style-name="P13"><text:span text:style-name="T27"><text:tab/></text:span><text:span text:style-name="T26">Klasa nie zawiera żadnego z wymaganych opisów.</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59" text:outline-level="1">GłośnośćWykres</text:h>
      <text:p text:style-name="P2"/>
      <text:list xml:id="list43736477" text:continue-numbering="true" text:style-name="WWNum1">
        <text:list-item>
          <text:p text:style-name="P42">Czy klasa jest opisana w kodzie?</text:p>
        </text:list-item>
      </text:list>
      <text:p text:style-name="P19">Klasa jest opisana w kodzie.<text:line-break/></text:p>
      <text:list xml:id="list43714503" text:continue-numbering="true" text:style-name="WWNum1">
        <text:list-item>
          <text:p text:style-name="P42">Zasada działania</text:p>
        </text:list-item>
      </text:list>
      <text:p text:style-name="P19">Klasa zawierająca metody do zbudowania wykresu dla głośności nagrania<text:line-break/></text:p>
      <text:list xml:id="list43723351" text:continue-numbering="true" text:style-name="WWNum1">
        <text:list-item>
          <text:p text:style-name="P42">Opis metod</text:p>
        </text:list-item>
      </text:list>
      <text:list xml:id="list43713837" text:continue-list="list43744717" text:style-name="WWNum2">
        <text:list-item>
          <text:p text:style-name="P48"><text:span text:style-name="T3">GłośnośćWykres()</text:span><text:span text:style-name="T1"> - Konstruktor jest poprawnie opisany</text:span></text:p>
        </text:list-item>
        <text:list-item>
          <text:p text:style-name="P48"><text:span text:style-name="T3">initUi()</text:span><text:span text:style-name="T1"> - Metoda jest poprawnie opisana.</text:span></text:p>
        </text:list-item>
        <text:list-item>
          <text:p text:style-name="P48"><text:span text:style-name="T3">createDataset()</text:span><text:span text:style-name="T1"> - Metoda jest poprawnie opisana.</text:span></text:p>
        </text:list-item>
        <text:list-item>
          <text:p text:style-name="P48"><text:span text:style-name="T3">createChart()</text:span><text:span text:style-name="T1"> - Metoda jest poprawnie opisana.</text:span></text:p>
        </text:list-item>
        <text:list-item>
          <text:p text:style-name="P44"><text:line-break/></text:p>
        </text:list-item>
      </text:list>
      <text:list xml:id="list43744264" text:continue-list="list43723351" text:style-name="WWNum1">
        <text:list-item>
          <text:p text:style-name="P42">Uwagi:</text:p>
        </text:list-item>
      </text:list>
      <text:p text:style-name="P52"><text:tab/>brak uwa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59" text:outline-level="1">Kalibracja</text:h>
      <text:p text:style-name="P2"/>
      <text:list xml:id="list43734164" text:continue-numbering="true" text:style-name="WWNum1">
        <text:list-item>
          <text:p text:style-name="P42">Czy klasa jest opisana w kodzie?</text:p>
        </text:list-item>
      </text:list>
      <text:p text:style-name="P19">Klasa jest opisana w kodzie.<text:line-break/></text:p>
      <text:list xml:id="list43735556" text:continue-numbering="true" text:style-name="WWNum1">
        <text:list-item>
          <text:p text:style-name="P42">Zasada działania</text:p>
        </text:list-item>
      </text:list>
      <text:p text:style-name="P19">Klasa służąca do kalibracji nagrań<text:line-break/></text:p>
      <text:list xml:id="list43714859" text:continue-numbering="true" text:style-name="WWNum1">
        <text:list-item>
          <text:p text:style-name="P42">Opis metod</text:p>
        </text:list-item>
      </text:list>
      <text:list xml:id="list43726660" text:continue-list="list43713837" text:style-name="WWNum2">
        <text:list-item>
          <text:p text:style-name="P48"><text:span text:style-name="T3">Kalibracja()</text:span><text:span text:style-name="T1"> - Konstruktor jest poprawnie opisany</text:span></text:p>
        </text:list-item>
        <text:list-item>
          <text:p text:style-name="P48"><text:span text:style-name="T3">Kalibruj()</text:span><text:span text:style-name="T1"> - Metoda jest poprawnie opisana.</text:span></text:p>
        </text:list-item>
        <text:list-item>
          <text:p text:style-name="P48"><text:span text:style-name="T3">zapamiętajNagranie()</text:span><text:span text:style-name="T1"> - Metoda jest poprawnie opisana.</text:span></text:p>
        </text:list-item>
        <text:list-item>
          <text:p text:style-name="P48"><text:span text:style-name="T3">pobierzNagranie()</text:span><text:span text:style-name="T1"> - Metoda jest poprawnie opisana.</text:span></text:p>
        </text:list-item>
        <text:list-item>
          <text:p text:style-name="P48"><text:span text:style-name="T3">ObliczMocKalibracja()</text:span><text:span text:style-name="T1"> - Metoda jest poprawnie opisana.</text:span></text:p>
        </text:list-item>
        <text:list-item>
          <text:p text:style-name="P48"><text:span text:style-name="T3">KorektaPoziomu()</text:span><text:span text:style-name="T1"> - Metoda jest poprawnie opisana.</text:span></text:p>
          <text:p text:style-name="P54"><text:line-break/></text:p>
        </text:list-item>
      </text:list>
      <text:list xml:id="list43732092" text:continue-list="list43714859" text:style-name="WWNum1">
        <text:list-item>
          <text:p text:style-name="P42">Uwagi:</text:p>
        </text:list-item>
      </text:list>
      <text:p text:style-name="P52"><text:tab/>Brag uwa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59" text:outline-level="1">KrzyweKorekcyjne</text:h>
      <text:p text:style-name="P2"/>
      <text:list xml:id="list43743164" text:continue-numbering="true" text:style-name="WWNum1">
        <text:list-item>
          <text:p text:style-name="P42">Czy klasa jest opisana w kodzie?</text:p>
        </text:list-item>
      </text:list>
      <text:p text:style-name="P19">Klasa jest opisana w kodzie.<text:line-break/></text:p>
      <text:list xml:id="list43718910" text:continue-numbering="true" text:style-name="WWNum1">
        <text:list-item>
          <text:p text:style-name="P42">Zasada działania</text:p>
        </text:list-item>
      </text:list>
      <text:p text:style-name="P19">Klasa zawierająca równania krzywych korekcyjnych<text:line-break/></text:p>
      <text:list xml:id="list43737382" text:continue-numbering="true" text:style-name="WWNum1">
        <text:list-item>
          <text:p text:style-name="P42">Opis metod</text:p>
        </text:list-item>
      </text:list>
      <text:list xml:id="list43714067" text:continue-list="list43726660" text:style-name="WWNum2">
        <text:list-item>
          <text:p text:style-name="P48"><text:span text:style-name="T3">ObliczKrzywąA()</text:span><text:span text:style-name="T1"> - Metoda jest poprawanie opisana</text:span></text:p>
        </text:list-item>
        <text:list-item>
          <text:p text:style-name="P48"><text:span text:style-name="T3">RAf()</text:span><text:span text:style-name="T1"> - Metoda jest poprawnie opisana.</text:span></text:p>
        </text:list-item>
        <text:list-item>
          <text:p text:style-name="P48"><text:span text:style-name="T3">ObliczKrzywąC()</text:span><text:span text:style-name="T1"> - Metoda jest poprawnie opisana.</text:span></text:p>
        </text:list-item>
        <text:list-item>
          <text:p text:style-name="P48"><text:span text:style-name="T3">RCf()</text:span><text:span text:style-name="T1"> - Metoda jest poprawnie opisana.</text:span></text:p>
        </text:list-item>
        <text:list-item>
          <text:p text:style-name="P48"><text:span text:style-name="T3">ObliczKrzywąZ()</text:span><text:span text:style-name="T1"> - Metoda jest poprawnie opisana.</text:span></text:p>
          <text:p text:style-name="P55"/>
          <text:p text:style-name="P44"><text:line-break/></text:p>
        </text:list-item>
      </text:list>
      <text:list xml:id="list43735952" text:continue-list="list43737382" text:style-name="WWNum1">
        <text:list-item>
          <text:p text:style-name="P42">Uwagi:</text:p>
        </text:list-item>
      </text:list>
      <text:p text:style-name="P52"><text:s text:c="10"/>brak uwa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59" text:outline-level="1">Spektogram</text:h>
      <text:p text:style-name="P2"/>
      <text:list xml:id="list43718912" text:continue-numbering="true" text:style-name="WWNum1">
        <text:list-item>
          <text:p text:style-name="P42">Czy klasa jest opisana w kodzie?</text:p>
        </text:list-item>
      </text:list>
      <text:p text:style-name="P19">Klasa jest opisana w kodzie.<text:line-break/></text:p>
      <text:list xml:id="list43730670" text:continue-numbering="true" text:style-name="WWNum1">
        <text:list-item>
          <text:p text:style-name="P42">Zasada działania</text:p>
        </text:list-item>
      </text:list>
      <text:p text:style-name="P19">Klasa zawierająca metody służące do budowy spektogramu<text:line-break/></text:p>
      <text:list xml:id="list43739813" text:continue-numbering="true" text:style-name="WWNum1">
        <text:list-item>
          <text:p text:style-name="P42">Opis metod</text:p>
        </text:list-item>
      </text:list>
      <text:list xml:id="list43718251" text:continue-list="list43714067" text:style-name="WWNum2">
        <text:list-item>
          <text:p text:style-name="P48"><text:span text:style-name="T3">ObliczDaneDlaSpektogramu()</text:span><text:span text:style-name="T1"> - Brak komentarza do konstruktora klasy.</text:span></text:p>
        </text:list-item>
        <text:list-item>
          <text:p text:style-name="P48"><text:span text:style-name="T3">RysujSpektogram()</text:span><text:span text:style-name="T1"> - Metoda jest poprawnie opisana.</text:span></text:p>
        </text:list-item>
        <text:list-item>
          <text:p text:style-name="P48"><text:span text:style-name="T3">SzukajMax()</text:span><text:span text:style-name="T1"> - Metoda jest poprawnie opisana.</text:span></text:p>
        </text:list-item>
        <text:list-item>
          <text:p text:style-name="P48"><text:span text:style-name="T3">getColor()</text:span><text:span text:style-name="T1"> - Metoda jest poprawnie opisana.</text:span></text:p>
          <text:p text:style-name="P44"/>
        </text:list-item>
      </text:list>
      <text:list xml:id="list43724804" text:continue-list="list43739813" text:style-name="WWNum1">
        <text:list-item>
          <text:p text:style-name="P42">Uwagi:</text:p>
        </text:list-item>
      </text:list>
      <text:p text:style-name="P52"><text:tab/>brak uwa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59" text:outline-level="1">SpektogramPanel.Java</text:h>
      <text:p text:style-name="P2"/>
      <text:list xml:id="list43722604" text:continue-numbering="true" text:style-name="WWNum1">
        <text:list-item>
          <text:p text:style-name="P42">Czy klasa jest opisana w kodzie?</text:p>
        </text:list-item>
      </text:list>
      <text:p text:style-name="P19">Klasa jest opisana w kodzie.<text:line-break/></text:p>
      <text:list xml:id="list43738060" text:continue-numbering="true" text:style-name="WWNum1">
        <text:list-item>
          <text:p text:style-name="P42">Zasada działania</text:p>
        </text:list-item>
      </text:list>
      <text:p text:style-name="P19">Klasa okna spektogramu<text:line-break/></text:p>
      <text:list xml:id="list43727184" text:continue-numbering="true" text:style-name="WWNum1">
        <text:list-item>
          <text:p text:style-name="P42">Opis metod</text:p>
        </text:list-item>
      </text:list>
      <text:list xml:id="list43745677" text:continue-list="list43718251" text:style-name="WWNum2">
        <text:list-item>
          <text:p text:style-name="P48"><text:span text:style-name="T3">SpektogramPanel()</text:span><text:span text:style-name="T1"> - Konstruktor jest opisany prawidłowo</text:span></text:p>
          <text:p text:style-name="P44"/>
        </text:list-item>
      </text:list>
      <text:list xml:id="list43734123" text:continue-list="list43727184" text:style-name="WWNum1">
        <text:list-item>
          <text:p text:style-name="P42">Uwagi:</text:p>
        </text:list-item>
      </text:list>
      <text:p text:style-name="P52"><text:tab/>Brak uwa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59" text:outline-level="1">ŚredniaGłośność</text:h>
      <text:p text:style-name="P2"/>
      <text:list xml:id="list43714370" text:continue-numbering="true" text:style-name="WWNum1">
        <text:list-item>
          <text:p text:style-name="P42">Czy klasa jest opisana w kodzie?</text:p>
        </text:list-item>
      </text:list>
      <text:p text:style-name="P19">Klasa jest opisana w kodzie.<text:line-break/></text:p>
      <text:list xml:id="list43721187" text:continue-numbering="true" text:style-name="WWNum1">
        <text:list-item>
          <text:p text:style-name="P42">Zasada działania</text:p>
        </text:list-item>
      </text:list>
      <text:p text:style-name="P19">Klasa służąca do obliczania średniej głośności nagrania<text:line-break/></text:p>
      <text:list xml:id="list43735107" text:continue-numbering="true" text:style-name="WWNum1">
        <text:list-item>
          <text:p text:style-name="P42">Opis metod</text:p>
        </text:list-item>
      </text:list>
      <text:list xml:id="list43713354" text:continue-list="list43745677" text:style-name="WWNum2">
        <text:list-item>
          <text:p text:style-name="P48"><text:span text:style-name="T3">ObliczMocKorekcjaA()</text:span><text:span text:style-name="T1"> - Metoda jest poprawnie opisana.</text:span></text:p>
        </text:list-item>
        <text:list-item>
          <text:p text:style-name="P48"><text:span text:style-name="T3">ObliczMocKorekcjaC()</text:span><text:span text:style-name="T1"> - Metoda jest poprawnie opisana.</text:span></text:p>
        </text:list-item>
        <text:list-item>
          <text:p text:style-name="P48"><text:span text:style-name="T3">ObliczMocKorekcjaZ()</text:span><text:span text:style-name="T1"> - Metoda jest poprawnie opisana.</text:span></text:p>
        </text:list-item>
        <text:list-item>
          <text:p text:style-name="P48"><text:span text:style-name="T3">ObliczŚrednią()</text:span><text:span text:style-name="T1"> - Metoda jest poprawnie opisana.</text:span></text:p>
          <text:p text:style-name="P53"><text:span text:style-name="T1"><text:line-break/></text:span></text:p>
        </text:list-item>
      </text:list>
      <text:list xml:id="list43726067" text:continue-list="list43735107" text:style-name="WWNum1">
        <text:list-item>
          <text:p text:style-name="P42">Uwagi:</text:p>
        </text:list-item>
      </text:list>
      <text:p text:style-name="P52"><text:tab/>Brak Uw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imesNewRomanPSMT" svg:font-family="TimesNewRomanPSMT" style:font-family-generic="roman"/>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2T20:45:58.43</meta:creation-date>
    <dc:date>2020-06-21T23:51:26.97</dc:date>
    <meta:editing-duration>PT3H53M56S</meta:editing-duration>
    <meta:editing-cycles>24</meta:editing-cycles>
    <meta:generator>OpenOffice/4.1.5$Win32 OpenOffice.org_project/415m1$Build-9789</meta:generator>
    <meta:document-statistic meta:table-count="0" meta:image-count="0" meta:object-count="0" meta:page-count="27" meta:paragraph-count="405" meta:word-count="2610" meta:character-count="17872"/>
  </office:meta>
</office:document-meta>
</file>